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800000008FB849EEA078823E6.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Arial Unicode MS'"/>
    <style:font-face style:name="Tahoma1" svg:font-family="Tahoma"/>
    <style:font-face style:name="Courier New" svg:font-family="'Courier New'" style:font-family-generic="modern"/>
    <style:font-face style:name="Times New Roman1" svg:font-family="'Times New Roman'" style:font-family-generic="roman"/>
    <style:font-face style:name="Arial" svg:font-family="Arial" style:font-family-generic="swiss"/>
    <style:font-face style:name="Lucida Sans Unicode" svg:font-family="'Lucida Sans Unicode'" style:font-pitch="variable"/>
    <style:font-face style:name="MS Mincho" svg:font-family="'MS Mincho'" style:font-pitch="variable"/>
    <style:font-face style:name="Mangal1" svg:font-family="Mangal" style:font-pitch="variable"/>
    <style:font-face style:name="SimSun1" svg:font-family="SimSun" style:font-pitch="variable"/>
    <style:font-face style:name="Tahoma" svg:font-family="Tahoma" style:font-pitch="variable"/>
    <style:font-face style:name="Gabriola1" svg:font-family="Gabriola" style:font-family-generic="decorative" style:font-pitch="variable"/>
    <style:font-face style:name="Gabriola" svg:font-family="Gabriola" style:font-adornments="Regular" style:font-family-generic="decorative" style:font-pitch="variable"/>
    <style:font-face style:name="Times New Roman" svg:font-family="'Times New Roman'" style:font-family-generic="roman" style:font-pitch="variable"/>
    <style:font-face style:name="Lucida Sans Unicode1" svg:font-family="'Lucida Sans Unicod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ingRecipeIngredients">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2" style:family="paragraph" style:parent-style-name="HeadingRecipeIngredients">
      <style:text-properties fo:font-size="12pt" fo:font-style="italic" style:text-underline-style="solid" style:text-underline-width="auto" style:text-underline-color="font-color" fo:font-weight="bold" officeooo:paragraph-rsid="000b0e95" style:font-size-asian="12pt" style:font-style-asian="italic" style:font-weight-asian="bold" style:font-size-complex="12pt" style:font-style-complex="italic" style:font-weight-complex="bold"/>
    </style:style>
    <style:style style:name="P3" style:family="paragraph" style:parent-style-name="HeadingRecipeIngredients">
      <style:text-properties fo:font-size="12pt" fo:font-style="italic" style:text-underline-style="solid" style:text-underline-width="auto" style:text-underline-color="font-color" fo:font-weight="bold" officeooo:paragraph-rsid="000ebc9d" style:font-size-asian="12pt" style:font-style-asian="italic" style:font-weight-asian="bold" style:font-size-complex="12pt" style:font-style-complex="italic" style:font-weight-complex="bold"/>
    </style:style>
    <style:style style:name="P4" style:family="paragraph" style:parent-style-name="HeadingRecipeIngredients">
      <style:text-properties officeooo:paragraph-rsid="00255b62"/>
    </style:style>
    <style:style style:name="P5" style:family="paragraph" style:parent-style-name="TextBodyIngredients">
      <style:text-properties style:use-window-font-color="true" style:font-name="Times New Roman" fo:font-size="12pt" fo:language="en" fo:country="US" fo:font-style="italic" style:text-underline-style="solid" style:text-underline-width="auto" style:text-underline-color="font-color" fo:font-weight="bold"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P6" style:family="paragraph" style:parent-style-name="TextBodyIngredients">
      <style:text-properties style:use-window-font-color="true" style:font-name="Times New Roman" fo:font-size="12pt" fo:language="en" fo:country="US" fo:font-style="italic" style:text-underline-style="solid" style:text-underline-width="auto" style:text-underline-color="font-color" fo:font-weight="bold" officeooo:paragraph-rsid="001c39a2"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P7" style:family="paragraph" style:parent-style-name="TextBodyIngredients">
      <style:text-properties style:use-window-font-color="true" style:font-name="Times New Roman" fo:font-size="12pt" fo:language="en" fo:country="US" fo:font-style="italic" style:text-underline-style="solid" style:text-underline-width="auto" style:text-underline-color="font-color" fo:font-weight="bold" officeooo:paragraph-rsid="001d77e0"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P8" style:family="paragraph" style:parent-style-name="TextBodyIngredients">
      <style:text-properties style:use-window-font-color="true" style:font-name="Times New Roman" fo:font-size="12pt" fo:language="en" fo:country="US" fo:font-style="italic" style:text-underline-style="solid" style:text-underline-width="auto" style:text-underline-color="font-color" fo:font-weight="bold" officeooo:paragraph-rsid="001eaeaf"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P9" style:family="paragraph" style:parent-style-name="TextBodyIngredients">
      <style:text-properties style:use-window-font-color="true" style:font-name="Times New Roman" fo:font-size="12pt" fo:language="en" fo:country="US" fo:font-style="italic" style:text-underline-style="solid" style:text-underline-width="auto" style:text-underline-color="font-color" fo:font-weight="bold" officeooo:paragraph-rsid="0026a369"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P10" style:family="paragraph" style:parent-style-name="TextBodyIngredients">
      <style:text-properties style:use-window-font-color="true" style:font-name="Times New Roman" fo:font-size="12pt" fo:language="en" fo:country="US" fo:font-style="normal" style:text-underline-style="none" fo:font-weight="normal" officeooo:rsid="00378173" officeooo:paragraph-rsid="00378173" style:font-name-asian="SimSun1" style:font-size-asian="12pt" style:language-asian="zh" style:country-asian="CN" style:font-style-asian="normal" style:font-weight-asian="normal" style:font-name-complex="Mangal1" style:font-size-complex="12pt" style:language-complex="hi" style:country-complex="IN"/>
    </style:style>
    <style:style style:name="P11" style:family="paragraph" style:parent-style-name="TextBodyIngredients">
      <style:text-properties officeooo:paragraph-rsid="000b0e95"/>
    </style:style>
    <style:style style:name="P12" style:family="paragraph" style:parent-style-name="TextBodyIngredients">
      <style:text-properties officeooo:paragraph-rsid="001c39a2"/>
    </style:style>
    <style:style style:name="P13" style:family="paragraph" style:parent-style-name="TextBodyIngredients">
      <style:text-properties officeooo:rsid="001c39a2" officeooo:paragraph-rsid="001c39a2"/>
    </style:style>
    <style:style style:name="P14" style:family="paragraph" style:parent-style-name="TextBodyIngredients">
      <style:text-properties officeooo:paragraph-rsid="001eaeaf"/>
    </style:style>
    <style:style style:name="P15" style:family="paragraph" style:parent-style-name="TextBodyIngredients">
      <style:text-properties officeooo:paragraph-rsid="00255b62"/>
    </style:style>
    <style:style style:name="P16" style:family="paragraph" style:parent-style-name="TextBodyIngredients">
      <style:text-properties officeooo:paragraph-rsid="0026a369"/>
    </style:style>
    <style:style style:name="P17" style:family="paragraph" style:parent-style-name="TextBodyIngredients">
      <style:text-properties officeooo:rsid="00313c18" officeooo:paragraph-rsid="00313c18"/>
    </style:style>
    <style:style style:name="P18" style:family="paragraph" style:parent-style-name="TextBodyIngredients">
      <style:text-properties officeooo:rsid="00378173" officeooo:paragraph-rsid="00378173"/>
    </style:style>
    <style:style style:name="P19" style:family="paragraph" style:parent-style-name="HeadingRecipeInstructions">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0" style:family="paragraph" style:parent-style-name="HeadingRecipeInstructions">
      <style:text-properties fo:font-style="italic" style:text-underline-style="solid" style:text-underline-width="auto" style:text-underline-color="font-color" fo:font-weight="bold" officeooo:paragraph-rsid="001c39a2" style:font-style-asian="italic" style:font-weight-asian="bold" style:font-style-complex="italic" style:font-weight-complex="bold"/>
    </style:style>
    <style:style style:name="P21" style:family="paragraph" style:parent-style-name="HeadingRecipeInstructions">
      <style:text-properties fo:font-style="italic" style:text-underline-style="solid" style:text-underline-width="auto" style:text-underline-color="font-color" fo:font-weight="bold" officeooo:paragraph-rsid="001d77e0" style:font-style-asian="italic" style:font-weight-asian="bold" style:font-style-complex="italic" style:font-weight-complex="bold"/>
    </style:style>
    <style:style style:name="P22" style:family="paragraph" style:parent-style-name="HeadingRecipeInstructions">
      <style:text-properties fo:font-style="italic" style:text-underline-style="solid" style:text-underline-width="auto" style:text-underline-color="font-color" fo:font-weight="bold" officeooo:paragraph-rsid="001eaeaf" style:font-style-asian="italic" style:font-weight-asian="bold" style:font-style-complex="italic" style:font-weight-complex="bold"/>
    </style:style>
    <style:style style:name="P23" style:family="paragraph" style:parent-style-name="HeadingRecipeInstructions">
      <style:text-properties officeooo:paragraph-rsid="00255b62"/>
    </style:style>
    <style:style style:name="P24" style:family="paragraph" style:parent-style-name="HeadingRecipeInstructions">
      <style:text-properties officeooo:paragraph-rsid="0026a369"/>
    </style:style>
    <style:style style:name="P25" style:family="paragraph" style:parent-style-name="HeadingRecipeInstructions">
      <style:text-properties officeooo:paragraph-rsid="00384660"/>
    </style:style>
    <style:style style:name="P26" style:family="paragraph" style:parent-style-name="HeadingRecipe">
      <style:paragraph-properties fo:break-before="page"/>
    </style:style>
    <style:style style:name="P27" style:family="paragraph" style:parent-style-name="HeadingRecipeHints">
      <style:text-properties officeooo:paragraph-rsid="000d21ec"/>
    </style:style>
    <style:style style:name="P28" style:family="paragraph" style:parent-style-name="HeadingRecipeHints">
      <style:text-properties officeooo:paragraph-rsid="001c39a2"/>
    </style:style>
    <style:style style:name="P29" style:family="paragraph" style:parent-style-name="HeadingRecipeHints">
      <style:text-properties officeooo:paragraph-rsid="001d77e0"/>
    </style:style>
    <style:style style:name="P30" style:family="paragraph" style:parent-style-name="HeadingRecipeHints">
      <style:text-properties officeooo:paragraph-rsid="001eaeaf"/>
    </style:style>
    <style:style style:name="P31" style:family="paragraph" style:parent-style-name="List_20_Contents">
      <style:text-properties officeooo:rsid="001d77e0" officeooo:paragraph-rsid="001eaeaf"/>
    </style:style>
    <style:style style:name="P32" style:family="paragraph" style:parent-style-name="List_20_Contents">
      <style:paragraph-properties fo:margin-left="0in" fo:margin-right="0in" fo:text-indent="0in" style:auto-text-indent="false"/>
      <style:text-properties officeooo:rsid="001d77e0" officeooo:paragraph-rsid="001d77e0"/>
    </style:style>
    <style:style style:name="P33" style:family="paragraph" style:parent-style-name="List_20_Heading">
      <style:text-properties officeooo:paragraph-rsid="001d77e0"/>
    </style:style>
    <style:style style:name="P34" style:family="paragraph" style:parent-style-name="HeadingRecipeServes">
      <style:text-properties style:use-window-font-color="true" style:font-name="Times New Roman" fo:font-size="12pt" fo:language="en" fo:country="US" fo:font-style="italic" style:text-underline-style="none" fo:font-weight="bold" officeooo:paragraph-rsid="0026a369"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P35" style:family="paragraph" style:parent-style-name="HeadingRecipeServes">
      <style:text-properties officeooo:paragraph-rsid="0026a369"/>
    </style:style>
    <style:style style:name="P36" style:family="paragraph" style:parent-style-name="TextBodyIngredients">
      <loext:graphic-properties draw:fill="none"/>
      <style:paragraph-properties fo:margin-left="0.1252in" fo:margin-right="0in" fo:orphans="0" fo:widows="0" fo:hyphenation-ladder-count="no-limit" fo:text-indent="0in" style:auto-text-indent="false" fo:background-color="transparent" style:text-autospace="ideograph-alpha" style:punctuation-wrap="hanging" style:line-break="strict" style:writing-mode="lr-tb"/>
      <style:text-properties fo:hyphenate="false" fo:hyphenation-remain-char-count="2" fo:hyphenation-push-char-count="2"/>
    </style:style>
    <style:style style:name="P37" style:family="paragraph" style:parent-style-name="TextBodyIngredients" style:master-page-name="">
      <loext:graphic-properties draw:fill="none"/>
      <style:paragraph-properties fo:margin-left="0.1252in" fo:margin-right="0in" fo:orphans="0" fo:widows="0" fo:hyphenation-ladder-count="no-limit" fo:text-indent="0in" style:auto-text-indent="false" style:page-number="auto" fo:background-color="transparent" style:text-autospace="ideograph-alpha" style:punctuation-wrap="hanging" style:line-break="strict" style:writing-mode="lr-tb"/>
      <style:text-properties fo:hyphenate="false" fo:hyphenation-remain-char-count="2" fo:hyphenation-push-char-count="2"/>
    </style:style>
    <style:style style:name="P38" style:family="paragraph" style:parent-style-name="TextInstructionsNumbered">
      <style:text-properties officeooo:paragraph-rsid="000ebc9d"/>
    </style:style>
    <style:style style:name="P39" style:family="paragraph" style:parent-style-name="TextInstructionsNumbered">
      <style:text-properties officeooo:paragraph-rsid="00107e0f"/>
    </style:style>
    <style:style style:name="P40" style:family="paragraph" style:parent-style-name="TextInstructionsNumbered">
      <style:text-properties officeooo:paragraph-rsid="001189fe"/>
    </style:style>
    <style:style style:name="P41" style:family="paragraph" style:parent-style-name="TextInstructionsNumbered">
      <style:text-properties officeooo:paragraph-rsid="0011dc62"/>
    </style:style>
    <style:style style:name="P42" style:family="paragraph" style:parent-style-name="TextInstructionsNumbered">
      <style:text-properties officeooo:rsid="0031e3d3" officeooo:paragraph-rsid="0031e3d3"/>
    </style:style>
    <style:style style:name="P43" style:family="paragraph" style:parent-style-name="TextInstructionsNumbered">
      <style:text-properties officeooo:paragraph-rsid="000d21ec"/>
    </style:style>
    <style:style style:name="P44" style:family="paragraph" style:parent-style-name="TextInstructionsNumbered" style:list-style-name="TextRecipeNumbering"/>
    <style:style style:name="P45" style:family="paragraph" style:parent-style-name="TextInstructionsNumbered" style:list-style-name="TextRecipeNumbering">
      <style:text-properties officeooo:paragraph-rsid="001c39a2"/>
    </style:style>
    <style:style style:name="P46" style:family="paragraph" style:parent-style-name="TextInstructionsNumbered" style:list-style-name="TextRecipeNumbering">
      <style:text-properties officeooo:paragraph-rsid="001eaeaf"/>
    </style:style>
    <style:style style:name="P47" style:family="paragraph" style:parent-style-name="TextInstructionsNumbered" style:list-style-name="TextRecipeNumbering">
      <style:text-properties officeooo:paragraph-rsid="00384660"/>
    </style:style>
    <style:style style:name="P48" style:family="paragraph" style:parent-style-name="TextInstructionsNumbered" style:list-style-name="TextRecipeNumbering">
      <style:text-properties officeooo:paragraph-rsid="003a33d7"/>
    </style:style>
    <style:style style:name="P49" style:family="paragraph" style:parent-style-name="TextInstructionsNumbered" style:list-style-name="TextRecipeNumbering">
      <style:text-properties style:use-window-font-color="true" fo:font-size="12pt" fo:language="en" fo:country="US" fo:font-style="normal" fo:font-weight="normal" officeooo:rsid="001c39a2" officeooo:paragraph-rsid="001c39a2"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50" style:family="paragraph" style:parent-style-name="TextInstructionsNumbered" style:list-style-name="TextRecipeNumbering">
      <style:text-properties style:use-window-font-color="true" fo:font-size="12pt" fo:language="en" fo:country="US" fo:font-style="normal" fo:font-weight="normal" officeooo:rsid="001c39a2" officeooo:paragraph-rsid="001c39a2"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51" style:family="paragraph" style:parent-style-name="TextInstructionsNumbered" style:list-style-name="TextRecipeNumbering">
      <style:text-properties style:use-window-font-color="true" fo:font-size="12pt" fo:language="en" fo:country="US" fo:font-style="normal" fo:font-weight="normal" officeooo:rsid="001922ec" officeooo:paragraph-rsid="001922ec"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52" style:family="paragraph" style:parent-style-name="TextInstructionsNumbered" style:list-style-name="TextRecipeNumbering">
      <style:text-properties style:use-window-font-color="true" fo:font-size="12pt" fo:language="en" fo:country="US" fo:font-style="normal" fo:font-weight="normal"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53" style:family="paragraph" style:parent-style-name="TextInstructionsNumbered" style:list-style-name="TextRecipeNumbering">
      <style:text-properties style:use-window-font-color="true" fo:font-size="12pt" fo:language="en" fo:country="US" fo:font-weight="normal" officeooo:rsid="0017668a" officeooo:paragraph-rsid="001c39a2"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54" style:family="paragraph" style:parent-style-name="TextInstructionsNumbered" style:list-style-name="TextRecipeNumbering">
      <style:text-properties style:use-window-font-color="true" fo:font-size="12pt" fo:language="en" fo:country="US" fo:font-weight="normal" officeooo:rsid="0017668a" officeooo:paragraph-rsid="0017668a"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55" style:family="paragraph" style:parent-style-name="TextInstructionsNumbered" style:list-style-name="TextRecipeNumbering">
      <style:text-properties style:use-window-font-color="true" fo:font-size="12pt" fo:language="en" fo:country="US" fo:font-weight="normal" officeooo:rsid="0017668a" officeooo:paragraph-rsid="001a2f99"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56" style:family="paragraph" style:parent-style-name="TextInstructionsNumbered" style:list-style-name="TextRecipeNumbering">
      <style:text-properties style:use-window-font-color="true" fo:font-size="12pt" fo:language="en" fo:country="U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57" style:family="paragraph" style:parent-style-name="TextInstructionsNumbered" style:list-style-name="TextRecipeNumbering">
      <style:text-properties style:use-window-font-color="true" fo:font-size="12pt" fo:language="en" fo:country="US" fo:font-weight="normal" officeooo:paragraph-rsid="001c39a2"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58" style:family="paragraph" style:parent-style-name="TextInstructionsNumbered" style:list-style-name="TextRecipeNumbering">
      <style:text-properties style:use-window-font-color="true" fo:font-size="12pt" fo:language="en" fo:country="US" fo:font-weight="normal" officeooo:rsid="001a2f99" officeooo:paragraph-rsid="001a2f99"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59" style:family="paragraph" style:parent-style-name="TextInstructionsNumbered" style:list-style-name="TextRecipeNumbering">
      <style:text-properties style:use-window-font-color="true" style:font-name="Times New Roman1" fo:font-size="12pt" fo:language="en" fo:country="US" fo:font-style="normal" style:text-underline-style="none" fo:font-weight="normal" officeooo:rsid="001c39a2"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60" style:family="paragraph" style:parent-style-name="TextInstructionsNumbered" style:list-style-name="WW8Num29">
      <style:text-properties style:use-window-font-color="true" style:font-name="Times New Roman" fo:font-size="12pt" fo:language="en" fo:country="US" fo:font-style="normal" fo:font-weight="normal" officeooo:paragraph-rsid="00255b62"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61" style:family="paragraph" style:parent-style-name="TextInstructionsNumbered" style:list-style-name="WW8Num29">
      <style:text-properties style:use-window-font-color="true" style:font-name="Times New Roman" fo:font-size="12pt" fo:language="en" fo:country="US" fo:font-style="normal" fo:font-weight="normal" officeooo:paragraph-rsid="003a33d7"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62" style:family="paragraph" style:parent-style-name="TextInstructionsNumbered" style:list-style-name="WW8Num30">
      <style:text-properties style:use-window-font-color="true" style:font-name="Times New Roman" fo:font-size="12pt" fo:language="en" fo:country="US" fo:font-style="normal" fo:font-weight="normal" officeooo:paragraph-rsid="003a33d7"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63" style:family="paragraph" style:parent-style-name="TextInstructionsNumbered" style:list-style-name="WW8Num30">
      <style:text-properties style:use-window-font-color="true" style:font-name="Times New Roman" fo:font-size="12pt" fo:language="en" fo:country="US" fo:font-style="normal" fo:font-weight="normal" officeooo:paragraph-rsid="0026a369"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64" style:family="paragraph" style:parent-style-name="TextInstructionsNumbered" style:list-style-name="TextRecipeNumbering">
      <style:text-properties fo:font-style="normal" style:font-style-asian="normal" style:font-style-complex="normal"/>
    </style:style>
    <style:style style:name="P65" style:family="paragraph" style:parent-style-name="TextInstructionsNumbered" style:list-style-name="WW8Num29">
      <style:text-properties officeooo:paragraph-rsid="00255b62"/>
    </style:style>
    <style:style style:name="P66" style:family="paragraph" style:parent-style-name="TextInstructionsNumbered" style:list-style-name="WW8Num29">
      <style:text-properties officeooo:rsid="003a33d7" officeooo:paragraph-rsid="003a33d7"/>
    </style:style>
    <style:style style:name="P67" style:family="paragraph" style:parent-style-name="TextInstructionsNumbered" style:list-style-name="WW8Num30">
      <style:text-properties officeooo:paragraph-rsid="0026a369"/>
    </style:style>
    <style:style style:name="P68" style:family="paragraph" style:list-style-name="WW8Num30">
      <style:paragraph-properties style:writing-mode="lr-tb"/>
    </style:style>
    <style:style style:name="P69" style:family="paragraph" style:parent-style-name="ChapterSubHeading" style:master-page-name="RecipeHalfPageRightStyle">
      <style:paragraph-properties style:page-number="auto" fo:break-before="page"/>
      <style:text-properties style:use-window-font-color="true" style:font-name="Gabriola" fo:font-size="24pt" fo:language="en" fo:country="US" fo:font-weight="bold" fo:background-color="transparent" style:font-name-asian="MS Mincho" style:font-size-asian="12pt" style:language-asian="zxx" style:country-asian="none" style:font-name-complex="Tahoma" style:font-size-complex="14pt" style:language-complex="ar" style:country-complex="SA"/>
    </style:style>
    <style:style style:name="P70" style:family="paragraph" style:parent-style-name="ChapterSubHeading" style:master-page-name="RecipeHalfPageRightStyle">
      <style:paragraph-properties style:page-number="auto" fo:break-before="page"/>
      <style:text-properties officeooo:paragraph-rsid="001c39a2"/>
    </style:style>
    <style:style style:name="P71" style:family="paragraph" style:parent-style-name="ChapterSubHeading" style:master-page-name="RecipeHalfPageRightStyle">
      <style:paragraph-properties style:page-number="auto"/>
    </style:style>
    <style:style style:name="P72" style:family="paragraph" style:parent-style-name="HeadingRecipe" style:master-page-name="RecipeHalfPageStyle">
      <style:paragraph-properties style:page-number="auto"/>
    </style:style>
    <style:style style:name="P73" style:family="paragraph" style:parent-style-name="HeadingRecipe" style:master-page-name="RecipeHalfPageStyle">
      <style:paragraph-properties style:page-number="auto" fo:break-before="page"/>
    </style:style>
    <style:style style:name="P74" style:family="paragraph" style:parent-style-name="HeadingRecipe" style:master-page-name="RecipeHalfPageStyle">
      <style:paragraph-properties style:page-number="auto" fo:break-before="page"/>
      <style:text-properties officeooo:rsid="001d77e0" officeooo:paragraph-rsid="001d77e0"/>
    </style:style>
    <style:style style:name="P75" style:family="paragraph" style:parent-style-name="HeadingRecipe" style:master-page-name="RecipeHalfPageStyle">
      <style:paragraph-properties style:page-number="auto" fo:break-before="page"/>
      <style:text-properties officeooo:rsid="001eaeaf" officeooo:paragraph-rsid="001eaeaf"/>
    </style:style>
    <style:style style:name="P76" style:family="paragraph" style:parent-style-name="HeadingRecipe" style:master-page-name="RecipeHalfPageStyle">
      <style:paragraph-properties style:page-number="auto" fo:break-before="page"/>
      <style:text-properties officeooo:paragraph-rsid="00255b62"/>
    </style:style>
    <style:style style:name="P77" style:family="paragraph" style:parent-style-name="HeadingRecipe" style:master-page-name="RecipeHalfPageStyle">
      <style:paragraph-properties style:page-number="auto" fo:break-before="page"/>
      <style:text-properties officeooo:paragraph-rsid="0026a369"/>
    </style:style>
    <style:style style:name="P78" style:family="paragraph" style:parent-style-name="HeadingRecipeServes">
      <style:text-properties style:use-window-font-color="true" style:font-name="Times New Roman" fo:font-size="12pt" fo:language="en" fo:country="US" fo:font-style="italic" style:text-underline-style="none" officeooo:paragraph-rsid="00255b62" style:font-name-asian="Lucida Sans Unicode1" style:font-size-asian="12pt" style:language-asian="zxx" style:country-asian="none" style:font-style-asian="italic" style:font-name-complex="Times New Roman" style:font-size-complex="12pt" style:language-complex="ar" style:country-complex="SA" style:font-style-complex="italic"/>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normal" style:font-name-asian="Lucida Sans Unicode" style:font-size-asian="12pt" style:font-weight-asian="normal" style:font-name-complex="Tahoma" style:font-size-complex="12pt" style:font-weight-complex="normal"/>
    </style:style>
    <style:style style:name="T3" style:family="text">
      <style:text-properties style:use-window-font-color="true" fo:font-size="12pt" fo:language="en" fo:country="U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4" style:family="text">
      <style:text-properties style:use-window-font-color="true" fo:font-size="12pt" fo:language="en" fo:country="US" fo:font-weight="normal" officeooo:rsid="0030ef57"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5" style:family="text">
      <style:text-properties style:use-window-font-color="true" fo:font-size="12pt" fo:language="en" fo:country="US" fo:font-weight="normal" officeooo:rsid="003265bb"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6" style:family="text">
      <style:text-properties style:use-window-font-color="true" fo:font-size="12pt" fo:language="en" fo:country="US" fo:font-style="italic" fo:font-weight="normal" style:font-name-asian="Times New Roman" style:font-size-asian="12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 style:family="text">
      <style:text-properties style:use-window-font-color="true" fo:font-size="12pt" fo:language="en" fo:country="US" fo:font-style="normal" fo:font-weight="normal"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 style:family="text">
      <style:text-properties style:use-window-font-color="true" fo:font-size="12pt" fo:language="en" fo:country="US" fo:font-style="normal" fo:font-weight="normal" officeooo:rsid="001c39a2"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 style:family="text">
      <style:text-properties style:use-window-font-color="true" style:font-name="Times New Roman" fo:font-size="12pt" fo:language="en" fo:country="US" fo:font-style="normal" fo:font-weight="normal"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 style:family="text">
      <style:text-properties style:use-window-font-color="true" style:font-name="Times New Roman" fo:font-size="12pt" fo:language="en" fo:country="US" fo:font-style="normal" style:text-underline-style="none" fo:font-weight="normal" officeooo:rsid="00384660" style:font-name-asian="SimSun1" style:font-size-asian="12pt" style:language-asian="zh" style:country-asian="CN" style:font-style-asian="normal" style:font-weight-asian="normal" style:font-name-complex="Mangal1" style:font-size-complex="12pt" style:language-complex="hi" style:country-complex="IN" style:font-style-complex="italic" style:font-weight-complex="normal"/>
    </style:style>
    <style:style style:name="T11" style:family="text">
      <style:text-properties style:use-window-font-color="true" style:font-name="Times New Roman" fo:font-size="12pt" fo:language="en" fo:country="US" fo:font-style="italic" style:text-underline-style="none" fo:font-weight="bold"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2" style:family="text">
      <style:text-properties style:use-window-font-color="true" style:font-name="Times New Roman" fo:font-size="12pt" fo:language="en" fo:country="US" fo:font-style="italic" style:text-underline-style="none" fo:font-weight="bold" officeooo:rsid="003a33d7"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3" style:family="text">
      <style:text-properties style:use-window-font-color="true" style:font-name="Times New Roman1" fo:font-size="12pt" fo:language="en" fo:country="US" fo:font-weight="normal" style:font-name-asian="Times New Roman" style:font-size-asian="12pt" style:language-asian="zxx" style:country-asian="none" style:font-weight-asian="normal" style:font-name-complex="Times New Roman1" style:font-size-complex="12pt" style:language-complex="ar" style:country-complex="SA" style:font-weight-complex="normal"/>
    </style:style>
    <style:style style:name="T14" style:family="text">
      <style:text-properties style:use-window-font-color="true" style:font-name="Times New Roman1" fo:font-size="12pt" fo:language="en" fo:country="US" style:text-underline-style="none" fo:font-weight="normal" officeooo:rsid="001c39a2"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15" style:family="text">
      <style:text-properties style:use-window-font-color="true" style:font-name="Times New Roman1" fo:font-size="12pt" fo:language="en" fo:country="US" style:text-underline-style="none" fo:font-weight="normal" officeooo:rsid="001d77e0"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16" style:family="text">
      <style:text-properties style:use-window-font-color="true" style:font-name="Times New Roman1" fo:font-size="12pt" fo:language="en" fo:country="US" fo:font-style="normal" fo:font-weight="normal" officeooo:rsid="003a33d7" style:letter-kerning="true" style:font-name-asian="Times New Roman"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T17" style:family="text">
      <style:text-properties style:use-window-font-color="true" style:font-name="Times New Roman1" fo:font-size="12pt" fo:language="en" fo:country="US" fo:font-style="italic" style:text-underline-style="none" fo:font-weight="normal" officeooo:rsid="00384660" style:font-name-asian="Lucida Sans Unicode1" style:font-size-asian="12pt" style:language-asian="zxx" style:country-asian="none" style:font-style-asian="italic" style:font-weight-asian="normal" style:font-name-complex="Arial" style:font-size-complex="12pt" style:language-complex="ar" style:country-complex="SA" style:font-style-complex="italic" style:font-weight-complex="normal"/>
    </style:style>
    <style:style style:name="T18" style:family="text">
      <style:text-properties style:text-underline-style="none"/>
    </style:style>
    <style:style style:name="T19" style:family="text">
      <style:text-properties style:text-underline-style="none" officeooo:rsid="001c39a2"/>
    </style:style>
    <style:style style:name="T20" style:family="text">
      <style:text-properties style:text-underline-style="none" officeooo:rsid="001eaeaf"/>
    </style:style>
    <style:style style:name="T21" style:family="text">
      <style:text-properties style:text-underline-style="none" officeooo:rsid="00384660"/>
    </style:style>
    <style:style style:name="T22" style:family="text">
      <style:text-properties style:font-name="Times New Roman1" fo:font-size="12pt" fo:font-weight="normal" style:font-name-asian="Lucida Sans Unicode" style:font-size-asian="12pt" style:font-weight-asian="normal" style:font-name-complex="Times New Roman1" style:font-size-complex="12pt" style:font-weight-complex="normal"/>
    </style:style>
    <style:style style:name="T23" style:family="text">
      <style:text-properties style:font-name="Times New Roman1" style:text-underline-style="none"/>
    </style:style>
    <style:style style:name="T24" style:family="text">
      <style:text-properties style:font-name="Times New Roman1" style:text-underline-style="none" officeooo:rsid="001d77e0"/>
    </style:style>
    <style:style style:name="T25" style:family="text">
      <style:text-properties style:font-name="Times New Roman1" style:text-underline-style="none" officeooo:rsid="001eaeaf"/>
    </style:style>
    <style:style style:name="T26" style:family="text">
      <style:text-properties style:font-name="Times New Roman1" style:text-underline-style="none" officeooo:rsid="00378173"/>
    </style:style>
    <style:style style:name="T27" style:family="text">
      <style:text-properties style:font-name="Times New Roman1" style:text-underline-style="none" officeooo:rsid="00384660"/>
    </style:style>
    <style:style style:name="T28" style:family="text">
      <style:text-properties style:font-name="Times New Roman1" officeooo:rsid="003a33d7"/>
    </style:style>
    <style:style style:name="T29" style:family="text">
      <style:text-properties style:font-name="Times New Roman1" officeooo:rsid="003a33d7" style:font-name-complex="Times New Roman1"/>
    </style:style>
    <style:style style:name="T30" style:family="text">
      <style:text-properties officeooo:rsid="0005f2e8"/>
    </style:style>
    <style:style style:name="T31" style:family="text">
      <style:text-properties officeooo:rsid="0007bef3"/>
    </style:style>
    <style:style style:name="T32" style:family="text">
      <style:text-properties officeooo:rsid="000b0e95"/>
    </style:style>
    <style:style style:name="T33" style:family="text">
      <style:text-properties officeooo:rsid="00107e0f"/>
    </style:style>
    <style:style style:name="T34" style:family="text">
      <style:text-properties officeooo:rsid="001189fe"/>
    </style:style>
    <style:style style:name="T35" style:family="text">
      <style:text-properties officeooo:rsid="0011dc62"/>
    </style:style>
    <style:style style:name="T36" style:family="text">
      <style:text-properties officeooo:rsid="00160d65"/>
    </style:style>
    <style:style style:name="T37" style:family="text">
      <style:text-properties officeooo:rsid="0017668a"/>
    </style:style>
    <style:style style:name="T38" style:family="text">
      <style:text-properties officeooo:rsid="0019571e"/>
    </style:style>
    <style:style style:name="T39" style:family="text">
      <style:text-properties officeooo:rsid="001c39a2"/>
    </style:style>
    <style:style style:name="T40" style:family="text">
      <style:text-properties officeooo:rsid="001d77e0"/>
    </style:style>
    <style:style style:name="T41" style:family="text">
      <style:text-properties officeooo:rsid="001eaeaf"/>
    </style:style>
    <style:style style:name="T42" style:family="text">
      <style:text-properties officeooo:rsid="00205c66"/>
    </style:style>
    <style:style style:name="T43" style:family="text">
      <style:text-properties officeooo:rsid="001502c9"/>
    </style:style>
    <style:style style:name="T44" style:family="text">
      <style:text-properties fo:language="en" fo:country="US" style:language-asian="zxx" style:country-asian="none" style:language-complex="ar" style:country-complex="SA"/>
    </style:style>
    <style:style style:name="T45" style:family="text">
      <style:text-properties officeooo:rsid="002eaf51"/>
    </style:style>
    <style:style style:name="T46" style:family="text">
      <style:text-properties officeooo:rsid="002f1cb7"/>
    </style:style>
    <style:style style:name="T47" style:family="text">
      <style:text-properties officeooo:rsid="0030ef57"/>
    </style:style>
    <style:style style:name="T48" style:family="text">
      <style:text-properties style:text-position="super 58%"/>
    </style:style>
    <style:style style:name="T49" style:family="text">
      <style:text-properties officeooo:rsid="003265bb"/>
    </style:style>
    <style:style style:name="T50" style:family="text">
      <style:text-properties officeooo:rsid="0033f583"/>
    </style:style>
    <style:style style:name="T51" style:family="text">
      <style:text-properties officeooo:rsid="00358401"/>
    </style:style>
    <style:style style:name="T52" style:family="text">
      <style:text-properties officeooo:rsid="00378173"/>
    </style:style>
    <style:style style:name="T53" style:family="text">
      <style:text-properties officeooo:rsid="00384660"/>
    </style:style>
    <style:style style:name="T54" style:family="text">
      <style:text-properties officeooo:rsid="003a33d7"/>
    </style:style>
    <style:style style:name="Sect1" style:family="section">
      <style:section-properties style:writing-mode="lr-tb" style:editable="false">
        <style:columns fo:column-count="2" fo:column-gap="0in">
          <style:column style:rel-width="32767*" fo:start-indent="0in" fo:end-indent="0in"/>
          <style:column style:rel-width="32768*" fo:start-indent="0in" fo:end-indent="0in"/>
        </style:columns>
        <text:notes-configuration text:note-class="footnote"/>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style:style style:name="Sect3" style:family="section">
      <style:section-properties text:dont-balance-text-columns="false" fo:margin-left="-0.1252in" fo:margin-right="0in" style:editable="false">
        <style:columns fo:column-count="2">
          <style:column style:rel-width="33567*" fo:start-indent="0in" fo:end-indent="0in"/>
          <style:column style:rel-width="31855*" fo:start-indent="0in" fo:end-indent="0in"/>
        </style:columns>
      </style:section-properties>
    </style:style>
    <style:style style:name="Sect4" style:family="section">
      <style:section-properties text:dont-balance-text-columns="false" style:writing-mode="lr-tb" style:editable="false">
        <style:columns fo:column-count="2" fo:column-gap="0in">
          <style:column style:rel-width="32767*" fo:start-indent="0in" fo:end-indent="0in"/>
          <style:column style:rel-width="32768*" fo:start-indent="0in" fo:end-indent="0in"/>
        </style:columns>
        <text:notes-configuration text:note-class="footnote"/>
      </style:section-properties>
    </style:style>
    <style:style style:name="Sect5" style:family="section">
      <style:section-properties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9" text:outline-level="3">Yeast Bread</text:h>
      <text:h text:style-name="P26" text:outline-level="4"><text:alphabetical-index-mark-start text:id="IMark140587896"/>Leah's Challah<text:alphabetical-index-mark-end text:id="IMark140587896"/></text:h>
      <text:p text:style-name="P27">Leah Jaffee's on-line YouTube video. <text:s/></text:p>
      <text:p text:style-name="P27">Pre-heat oven to 400º F when ready to bake.</text:p>
      <text:p text:style-name="P1">Ingredients</text:p>
      <text:section text:style-name="Sect1" text:name="Section1">
        <text:p text:style-name="TextBodyIngredients"><text:span text:style-name="T50">12</text:span> <text:s/><text:span text:style-name="T45">c</text:span>ups flour</text:p>
        <text:p text:style-name="TextBodyIngredients">¾ <text:span text:style-name="T45">c</text:span>up sugar</text:p>
        <text:p text:style-name="TextBodyIngredients">1.5 Tb<text:span text:style-name="T42">s</text:span> salt</text:p>
        <text:p text:style-name="TextBodyIngredients">4 packages yeast</text:p>
        <text:p text:style-name="TextBodyIngredients">additional flour as needed</text:p>
        <text:p text:style-name="TextBodyIngredients">6 eggs</text:p>
        <text:p text:style-name="TextBodyIngredients">1 cup Oil</text:p>
        <text:p text:style-name="TextBodyIngredients">2 Tb<text:span text:style-name="T42">s</text:span> Vanilla</text:p>
        <text:p text:style-name="TextBodyIngredients">3 ½ cups water</text:p>
      </text:section>
      <text:section text:style-name="Sect2" text:name="Section2">
        <text:p text:style-name="HeadingRecipeInstructions">Instructions</text:p>
        <text:list xml:id="list9128276557146400083" text:style-name="TextRecipeNumbering">
          <text:list-item text:start-value="1">
            <text:p text:style-name="TextInstructionsNumbered">In a large bowl, add the dry ingredients and mix well.</text:p>
          </text:list-item>
          <text:list-item>
            <text:p text:style-name="TextInstructionsNumbered">Add eggs, oil, vanilla and water and mix.</text:p>
          </text:list-item>
          <text:list-item>
            <text:p text:style-name="TextInstructionsNumbered">Add a little more flour and put on then kneed the dough for about 10 min.</text:p>
          </text:list-item>
          <text:list-item>
            <text:p text:style-name="TextInstructionsNumbered">Put in an oiled bowl. <text:s/>Cover with a tea towel. <text:s/>Let it double in size <text:span text:style-name="T46">~ 2 hours</text:span>.</text:p>
          </text:list-item>
          <text:list-item>
            <text:p text:style-name="TextInstructionsNumbered">Punch down the dough, kneed the dough and form into loafs/rolls. </text:p>
          </text:list-item>
          <text:list-item>
            <text:p text:style-name="TextInstructionsNumbered">Put egg wash on bread and bake at 400º until light brown.</text:p>
          </text:list-item>
        </text:list>
        <text:h text:style-name="P26" text:outline-level="4"><text:alphabetical-index-mark-start text:id="IMark138007240"/>Focaccia Bread <text:span text:style-name="T35">with Rosemary</text:span><text:alphabetical-index-mark-end text:id="IMark138007240"/></text:h>
        <text:p text:style-name="HeadingRecipeHints">From Simply Recipes on line</text:p>
        <text:p text:style-name="HeadingRecipeHints">Pre-heat oven to 400º F when ready to bake.</text:p>
        <text:p text:style-name="P3">Ingredients</text:p>
        <text:section text:style-name="Sect1" text:name="Section11">
          <text:section text:style-name="Sect3" text:name="Section12">
            <text:p text:style-name="P37">1 package dry yeast </text:p>
            <text:p text:style-name="P36">1/3 cup warm water, about 100 degrees </text:p>
            <text:p text:style-name="P36">2 ¼ cups tepid water </text:p>
            <text:p text:style-name="P36">2 Tbs good quality olive oil, plus more for pan and top </text:p>
            <text:p text:style-name="P36"><text:span text:style-name="T34">7</text:span> ½ cups <text:span text:style-name="T33">unbleached</text:span> flour </text:p>
            <text:p text:style-name="P36">1 Tbs salt, plus coarse salt <text:s/>for sprinkling over the top </text:p>
            <text:p text:style-name="P36">2-3 Tbs finely chopped fresh rosemary.</text:p>
          </text:section>
        </text:section>
        <text:p text:style-name="HeadingRecipeInstructions">Instructions</text:p>
        <text:list xml:id="list121333534960673" text:continue-list="list9128276557146400083" text:style-name="TextRecipeNumbering">
          <text:list-item text:start-value="1">
            <text:p text:style-name="P38">Stir the yeast into the 1/3 cup of slightly warm-to-the-touch water and let it rest for 10 minutes <text:span text:style-name="T51">until the mixture is foamy</text:span>.</text:p>
          </text:list-item>
          <text:list-item>
            <text:p text:style-name="P38">In a large bowl, pour in 2 1/4 cups of tepid water and 2 tablespoons olive oil. After the yeast has rested for 10 minutes and has begun to froth, pour it into the water-oil mixture. </text:p>
          </text:list-item>
          <text:list-item>
            <text:p text:style-name="P39">Whisk in 2 cups of flour and the tablespoon of salt. Add the rosemary. </text:p>
          </text:list-item>
          <text:list-item>
            <text:p text:style-name="P40">Then <text:span text:style-name="T33">add</text:span> the rest of the flour <text:span text:style-name="T33">slowly.</text:span> <text:s/><text:span text:style-name="T33">All of this is much easier with a kitchen aid mixer. Flour a wooden board and place dough and kneed the dough and form into a loaf.</text:span></text:p>
          </text:list-item>
          <text:list-item>
            <text:p text:style-name="P40">In a large clean bowl, pour in about a tablespoon of oil and put the dough on top of it. Spread the oil all over the dough. Cover the bowl with plastic wrap and set aside to rise for an hour and a half. It should just about double in size.</text:p>
          </text:list-item>
          <text:list-item>
            <text:p text:style-name="P40">Spread a little olive oil in your baking pan <text:span text:style-name="T34">(9”x15”) and spread out into the</text:span> baking pan. <text:s/>Dimple the breads with your thumb. Cover again and leave it to rise for its final rise, about <text:span text:style-name="T51">1-2</text:span> hour<text:span text:style-name="T51">s</text:span>. </text:p>
          </text:list-item>
          <text:list-item>
            <text:p text:style-name="P41"><text:span text:style-name="T34">Gently</text:span> paint the top with olive oil. Then sprinkle the coarse salt on top.</text:p>
          </text:list-item>
          <text:list-item>
            <text:p text:style-name="P41">Bake for a total of 20-25 minutes. <text:span text:style-name="T35">S</text:span>pritz a little water in the oven right before you put the bread in to create steam, and then a couple of times while the bread is baking.</text:p>
          </text:list-item>
        </text:list>
        <text:h text:style-name="P72" text:outline-level="4"><text:alphabetical-index-mark-start text:id="IMark140546408"/>Basic Home-Style Bread<text:alphabetical-index-mark-end text:id="IMark140546408"/></text:h>
        <text:p text:style-name="HeadingRecipeHints">Pre-heat oven to <text:s/>400º F when ready to bake</text:p>
        <text:p text:style-name="P2">Ingredients</text:p>
        <text:section text:style-name="Sect4" text:name="Section23">
          <text:p text:style-name="TextBodyIngredients">1 package active dry yeast</text:p>
          <text:p text:style-name="TextBodyIngredients"><text:span text:style-name="T1">2 cups warm milk (100</text:span><text:span text:style-name="T22">º</text:span><text:span text:style-name="T2">-115</text:span><text:span text:style-name="T22">º</text:span><text:span text:style-name="T2">F)</text:span></text:p>
          <text:p text:style-name="TextBodyIngredients">2 Tb<text:span text:style-name="T47">s</text:span> granulated sugar</text:p>
          <text:p text:style-name="P17">¼ cup melted butter</text:p>
          <text:p text:style-name="P11"><text:span text:style-name="T30">1</text:span> package yeas<text:span text:style-name="T32">t</text:span></text:p>
          <text:p text:style-name="P11">1 Tb<text:span text:style-name="T47">s</text:span> salt</text:p>
          <text:p text:style-name="TextBodyIngredients">5-6 cups flour</text:p>
          <text:p text:style-name="TextBodyIngredients">1 egg white</text:p>
          <text:p text:style-name="TextBodyIngredients">additional flour as needed</text:p>
        </text:section>
        <text:p text:style-name="HeadingRecipeInstructions"/>
        <text:p text:style-name="HeadingRecipeInstructions">Instructions</text:p>
        <text:list xml:id="list121334225834572" text:continue-list="list121333534960673" text:style-name="TextRecipeNumbering">
          <text:list-item text:start-value="1">
            <text:p text:style-name="TextInstructionsNumbered">Add yeast to ½ cup warm milk &amp; 2 Tbl sugar. Mix until dissolved. <text:s/>Allow yeast to proof.</text:p>
          </text:list-item>
          <text:list-item>
            <text:p text:style-name="TextInstructionsNumbered">Place remaining milk, the melted butter, and salt in bowl. Stir in flour 1 cup at a time until 3 cups have been added.</text:p>
          </text:list-item>
          <text:list-item>
            <text:p text:style-name="P42">After the 3<text:span text:style-name="T48">rd</text:span> cup of flour, add the yeast mixture.</text:p>
          </text:list-item>
          <text:list-item>
            <text:p text:style-name="P42">Continue stiring in the flour until the mixture is rather firm.</text:p>
          </text:list-item>
          <text:list-item>
            <text:p text:style-name="TextInstructionsNumbered">Remove dough to floured board and knead until no longer sticky, adding flour as needed.</text:p>
          </text:list-item>
          <text:list-item>
            <text:p text:style-name="P43">Place into oiled bowl and cover with tea towel. <text:s/>Let it double in size (1 ½ – 2 hours). <text:s/>Punch down bread. </text:p>
          </text:list-item>
          <text:list-item>
            <text:p text:style-name="P43">Divide into 2 loaves and put into bread pans. Brush with egg white &amp; water. Bake 400º for 40-45 min.</text:p>
          </text:list-item>
        </text:list>
      </text:section>
      <text:h text:style-name="P73" text:outline-level="4"><text:alphabetical-index-mark-start text:id="IMark138004488"/>French Bread Style<text:alphabetical-index-mark-end text:id="IMark138004488"/></text:h>
      <text:p text:style-name="P27">Pre-heat oven to <text:s/>400º F when ready to bake</text:p>
      <text:p text:style-name="HeadingRecipeIngredients">Ingredients</text:p>
      <text:section text:style-name="Sect1" text:name="Section3">
        <text:p text:style-name="TextBodyIngredients">1 heaping Tb<text:span text:style-name="T47">s</text:span> butter</text:p>
        <text:p text:style-name="TextBodyIngredients">1 heaping Tb<text:span text:style-name="T47">s</text:span> salt</text:p>
        <text:p text:style-name="TextBodyIngredients">1 heaping Tb<text:span text:style-name="T47">s</text:span> sugar</text:p>
        <text:p text:style-name="TextBodyIngredients">About 6-6 ½ cups unbleached hard wheat flour</text:p>
        <text:p text:style-name="TextBodyIngredients">2 cups boiling water</text:p>
        <text:p text:style-name="TextBodyIngredients">1 Tb<text:span text:style-name="T47">s </text:span>dry yeast</text:p>
        <text:p text:style-name="TextBodyIngredients">2/3 cup luke-warm water</text:p>
        <text:p text:style-name="TextBodyIngredients">Yellow cor<text:span text:style-name="T47">n</text:span> meal or pulverized rice</text:p>
      </text:section>
      <text:section text:style-name="Sect2" text:name="Section4">
        <text:p text:style-name="HeadingRecipeInstructions">Instructions</text:p>
        <text:list xml:id="list121333353209487" text:continue-list="list121334225834572" text:style-name="TextRecipeNumbering">
          <text:list-item text:start-value="1">
            <text:p text:style-name="TextInstructionsNumbered"><text:span text:style-name="T3">Combine butter, salt, sugar and 2 cups of boiling water. Stir a little as it dissolves</text:span>. <text:s/></text:p>
          </text:list-item>
          <text:list-item>
            <text:p text:style-name="TextInstructionsNumbered"><text:span text:style-name="T3">Sprinkle the yeast over 2/3 cup</text:span><text:span text:style-name="T4">s of</text:span><text:span text:style-name="T3"> lukewarm water and <text:s/>dissolve</text:span>. </text:p>
          </text:list-item>
          <text:list-item>
            <text:p text:style-name="TextInstructionsNumbered"><text:span text:style-name="T3">When b</text:span><text:span text:style-name="T5">utter mixture </text:span><text:span text:style-name="T3">is lukewarm, combine the two and mix well</text:span>. </text:p>
          </text:list-item>
          <text:list-item>
            <text:p text:style-name="TextInstructionsNumbered">Slowly add the flour until 4 cups <text:s/>have been added and the dough is thick and too difficult to mix with a wooden spoon. <text:s/></text:p>
          </text:list-item>
          <text:list-item>
            <text:p text:style-name="TextInstructionsNumbered">Turn onto floured board and knead until satiny smooth and elastic.</text:p>
          </text:list-item>
          <text:list-item>
            <text:p text:style-name="TextInstructionsNumbered">Form ball and place into oiled bowl and put in warm place to rise (about 1 ½ hours). Dough should be doubled in size.</text:p>
          </text:list-item>
          <text:list-item>
            <text:p text:style-name="TextInstructionsNumbered">Punch it down and let it rise for another hour. </text:p>
          </text:list-item>
          <text:list-item>
            <text:p text:style-name="TextInstructionsNumbered">Prepare a baking sheet (or French pan) lining it with butter and sprinkling corn meal on it.</text:p>
          </text:list-item>
          <text:list-item>
            <text:p text:style-name="TextInstructionsNumbered">Divide the dough into <text:span text:style-name="T49">3</text:span> parts and shape into a long slender loaf by rolling out each part into a rectangle (14”X 8”) and then rolling into a loaf. Seal ends by pinching.</text:p>
          </text:list-item>
          <text:list-item>
            <text:p text:style-name="TextInstructionsNumbered">Cover and let rise until double. <text:s/>Use a sharp knife and make 3-4 diagonal slashes across the top of each one.</text:p>
          </text:list-item>
          <text:list-item>
            <text:p text:style-name="TextInstructionsNumbered"><text:span text:style-name="T3">Bake in pre-heated 400</text:span><text:span text:style-name="T13">º</text:span><text:span text:style-name="T3"> oven for about 1 hour. <text:s/>Every 15-20min, bush the tops with cold water to make it crisp and hard.</text:span></text:p>
          </text:list-item>
        </text:list>
        <text:h text:style-name="P70" text:outline-level="3"><text:span text:style-name="T39">Savory</text:span> <text:span text:style-name="T40">Soda </text:span>Breads</text:h>
        <text:h text:style-name="P73" text:outline-level="4"><text:alphabetical-index-mark-start text:id="IMark138074120"/>Parmesan Biscuits with <text:span text:style-name="T39">Jalapeño Pepper</text:span><text:alphabetical-index-mark-end text:id="IMark138074120"/></text:h>
        <text:p text:style-name="P28"><text:s/><text:span text:style-name="T18">Preheat oven to <text:s/></text:span><text:span text:style-name="T19">40</text:span><text:span text:style-name="T18">0</text:span><text:span text:style-name="T23">°</text:span></text:p>
        <text:p text:style-name="P6">Ingredients:</text:p>
        <text:section text:style-name="Sect4" text:name="Section17">
          <text:p text:style-name="P12"><text:span text:style-name="T39">2 </text:span>cups flour <text:tab/></text:p>
          <text:p text:style-name="P13">1 tsp baking soda</text:p>
          <text:p text:style-name="P12"><text:span text:style-name="T39">2 tsp baking</text:span> powder</text:p>
          <text:p text:style-name="P12">1 tsp salt</text:p>
          <text:p text:style-name="P12"><text:span text:style-name="T39">4 </text:span>Tb<text:span text:style-name="T39">s</text:span> <text:span text:style-name="T39">chilled butter</text:span></text:p>
          <text:p text:style-name="P13">½ cup fresh-grated Parmesan cheese</text:p>
          <text:p text:style-name="P13">1 ½ cups buttermilk</text:p>
          <text:p text:style-name="P13">1 Jalapeño pepper chopped</text:p>
        </text:section>
        <text:p text:style-name="P20">Instructions:</text:p>
        <text:list xml:id="list6755139491409209133" text:style-name="TextRecipeNumbering">
          <text:list-item text:start-value="1">
            <text:p text:style-name="P45"><text:span text:style-name="T7">Mix the dry ingredients in a bowl (flour, baking powder, salt </text:span><text:span text:style-name="T8">&amp; Parmesan cheese</text:span><text:span text:style-name="T7">).</text:span></text:p>
          </text:list-item>
          <text:list-item>
            <text:p text:style-name="P49">Using a Pastry Blender (or food processor), blend the butter into the dry ingredients</text:p>
          </text:list-item>
          <text:list-item>
            <text:p text:style-name="P45"><text:span text:style-name="T8">Mix in the chopped Jalapeño pepper to the butter/flour mixture </text:span><text:span text:style-name="T6"><text:s/></text:span></text:p>
          </text:list-item>
          <text:list-item>
            <text:p text:style-name="P53">Heat the buttermilk <text:span text:style-name="T38">i</text:span>n <text:span text:style-name="T38">the </text:span>microwave. <text:s/></text:p>
          </text:list-item>
          <text:list-item>
            <text:p text:style-name="P57"><text:span text:style-name="T37">Add buttermilk to dry ingredients with the pastry blender.</text:span> </text:p>
          </text:list-item>
          <text:list-item>
            <text:p text:style-name="P50">Put parchment paper on a flat cookie tray. <text:s/></text:p>
          </text:list-item>
          <text:list-item>
            <text:p text:style-name="P50">Add large Tablespoons of batter onto tray.</text:p>
          </text:list-item>
          <text:list-item>
            <text:p text:style-name="P50">Bake at 400<text:span text:style-name="T23">° F for 25 minutes or until lightly browned.</text:span></text:p>
          </text:list-item>
        </text:list>
        <text:h text:style-name="P74" text:outline-level="4"><text:alphabetical-index-mark-start text:id="IMark140395784"/>Cornbread<text:alphabetical-index-mark-end text:id="IMark140395784"/></text:h>
        <text:p text:style-name="P29"><text:s/><text:span text:style-name="T18">Preheat oven to <text:s/></text:span><text:span text:style-name="T19">40</text:span><text:span text:style-name="T18">0</text:span><text:span text:style-name="T23">°</text:span><text:span text:style-name="T24">F. Put parchment in an 8” square pan</text:span></text:p>
        <text:p text:style-name="P7">Ingredients:</text:p>
        <text:section text:style-name="Sect4" text:name="Section18">
          <text:p text:style-name="P33"><text:span text:style-name="T39">¼ <text:s/></text:span>cup butter or margarine (1/2 stick) <text:bookmark text:name="gmi_rp_recipeSavingIndicator_2"/></text:p>
          <text:p text:style-name="List_20_Heading"><text:bookmark text:name="gmi_rp_recipeIngredients_parts_3"/>1 cup milk <text:bookmark text:name="gmi_rp_recipeSavingIndicator_3"/></text:p>
          <text:p text:style-name="List_20_Heading"><text:bookmark text:name="gmi_rp_recipeIngredients_parts_4"/>1 large egg </text:p>
          <text:p text:style-name="List_20_Heading"><text:bookmark text:name="gmi_rp_recipeIngredients_parts_5"/>1 ¼ cups yellow, white or blue cornmeal </text:p>
          <text:p text:style-name="List_20_Heading"><text:bookmark text:name="gmi_rp_recipeIngredients_parts_6"/>1 cup all-purpose flour <text:bookmark text:name="gmi_rp_recipeSavingIndicator_6"/></text:p>
          <text:p text:style-name="List_20_Heading">½ <text:s/>cup granulated sugar <text:bookmark text:name="gmi_rp_recipeSavingIndicator_7"/></text:p>
          <text:p text:style-name="List_20_Heading"><text:bookmark text:name="gmi_rp_recipeIngredients_parts_8"/>1 <text:span text:style-name="T40">Tbs</text:span> baking powder </text:p>
          <text:p text:style-name="List_20_Heading">½ teaspoon salt</text:p>
          <text:p text:style-name="P32">Optional: 1 cup fresh, thawed or canned corn</text:p>
        </text:section>
        <text:p text:style-name="P21">Instructions:</text:p>
        <text:list xml:id="list121333602050062" text:continue-list="list6755139491409209133" text:style-name="TextRecipeNumbering">
          <text:list-item text:start-value="1">
            <text:p text:style-name="P64">In a 1-quart saucepan, heat the butter over low heat until melted..</text:p>
          </text:list-item>
          <text:list-item>
            <text:p text:style-name="P64">In a large bowl, beat the melted butter, milk and egg with a fork or wire whisk until well mixed. Add the cornmeal, flour, sugar, baking powder and salt all at once; stir just until the flour is moistened (batter will be lumpy). <text:span text:style-name="T40">Add corn. <text:s/></text:span>Pour batter into the pan; use a rubber spatula to scrape batter from bowl. Spread batter evenly in pan and smooth top of batter.</text:p>
          </text:list-item>
          <text:list-item>
            <text:p text:style-name="P64"><text:span text:style-name="T14">Bake 2</text:span><text:span text:style-name="T15">5</text:span><text:span text:style-name="T14"> to </text:span><text:span text:style-name="T15">30</text:span><text:span text:style-name="T14"> minutes or until golden brown and a toothpick inserted in the center comes out clean. Serve warm.</text:span></text:p>
            <text:p text:style-name="P59"/>
          </text:list-item>
        </text:list>
        <text:h text:style-name="P75" text:outline-level="4"><text:alphabetical-index-mark-start text:id="IMark138006376"/>Savory Summer Squash Quick Bread<text:alphabetical-index-mark-end text:id="IMark138006376"/></text:h>
        <text:p text:style-name="P30"><text:s/><text:span text:style-name="T18">Preheat oven to <text:s/></text:span><text:span text:style-name="T20">35</text:span><text:span text:style-name="T18">0</text:span><text:span text:style-name="T23">°</text:span><text:span text:style-name="T24">F. Put parchment in a </text:span><text:span text:style-name="T25">loaf</text:span><text:span text:style-name="T24"> pan.</text:span></text:p>
        <text:p text:style-name="P8">Ingredients:</text:p>
        <text:section text:style-name="Sect4" text:name="Section19">
          <text:p text:style-name="TextBodyIngredients">¼ cup olive oil</text:p>
          <text:p text:style-name="TextBodyIngredients">2 cups flour </text:p>
          <text:p text:style-name="TextBodyIngredients">¼ cup finely ground yellow cornmeal </text:p>
          <text:p text:style-name="TextBodyIngredients">2 ts<text:span text:style-name="T41">p</text:span> baking powder </text:p>
          <text:p text:style-name="TextBodyIngredients">1 ¼ teaspoons dried oregano </text:p>
          <text:p text:style-name="P14">¾ ts<text:span text:style-name="T41">p</text:span> fine salt </text:p>
          <text:p text:style-name="P14">½ t ts<text:span text:style-name="T41">p</text:span> baking soda </text:p>
          <text:p text:style-name="P14">½ ts<text:span text:style-name="T41">p</text:span> freshly ground black pepper </text:p>
          <text:p text:style-name="TextBodyIngredients">2 large eggs </text:p>
          <text:p text:style-name="TextBodyIngredients">¾ cup buttermilk </text:p>
          <text:p text:style-name="TextBodyIngredients">2 cups grated summer squash, such as round zucchini, pattypan, or crookneck (from about 1 pound squash) </text:p>
          <text:p text:style-name="TextBodyIngredients">2/3 cup finely crumbled feta cheese (about 3 ounces) </text:p>
          <text:p text:style-name="P31"/>
        </text:section>
        <text:p text:style-name="P22">Instructions:</text:p>
        <text:list xml:id="list121332526022110" text:continue-list="list121333602050062" text:style-name="TextRecipeNumbering">
          <text:list-item text:start-value="1">
            <text:p text:style-name="P44">Place flour, cornmeal, baking powder, oregano, salt, baking soda, and pepper in a large bowl and whisk until combined.</text:p>
          </text:list-item>
          <text:list-item>
            <text:p text:style-name="P44">Place eggs, buttermilk, and 1/4 cup olive oil in a separate large bowl and whisk until smooth. </text:p>
          </text:list-item>
          <text:list-item>
            <text:p text:style-name="P44">Using a rubber spatula, fold in squash and feta until evenly combined. Pour squash mixture into flour mixture and stir until flour is just incorporated, being careful not to over mix (a few streaks of flour are OK)</text:p>
          </text:list-item>
          <text:list-item>
            <text:p text:style-name="P46">Scrape the batter into the prepared loaf pan, pushing it into the corners and smoothing the top. </text:p>
          </text:list-item>
          <text:list-item>
            <text:p text:style-name="P46">Bake until the bread is golden brown all over and a toothpick inserted into it comes out clean (test several spots, because you may hit a pocket of cheese), about 60 - 65 minutes. </text:p>
          </text:list-item>
          <text:list-item>
            <text:p text:style-name="P46"><text:span text:style-name="T41">C</text:span>ool for 15 minutes, then turn the bread out onto the rack and cool for at least 15 minutes more before serving.</text:p>
          </text:list-item>
        </text:list>
        <text:h text:style-name="P71" text:outline-level="3">Sweet Breads</text:h>
      </text:section>
      <text:h text:style-name="P73" text:outline-level="4"><text:alphabetical-index-mark-start text:id="IMark140589096"/><text:span text:style-name="T36">Buttermilk </text:span>Pancakes<text:alphabetical-index-mark-end text:id="IMark140589096"/></text:h>
      <text:p text:style-name="HeadingRecipeHints"><text:s/><text:span text:style-name="T18">Preheat oven to 350</text:span><text:span text:style-name="T23">°</text:span></text:p>
      <text:p text:style-name="P5">Ingredients:</text:p>
      <text:section text:style-name="Sect1" text:name="Section5">
        <text:p text:style-name="TextBodyIngredients"><text:span text:style-name="T37">1 ½</text:span> cups flour <text:tab/></text:p>
        <text:p text:style-name="TextBodyIngredients">½<text:span text:style-name="T37"> </text:span><text:s/>cup sugar </text:p>
        <text:p text:style-name="TextBodyIngredients">1 <text:span text:style-name="T37">¾</text:span> tsp baking powder</text:p>
        <text:p text:style-name="TextBodyIngredients">1 tsp salt</text:p>
        <text:p text:style-name="TextBodyIngredients">1 Tb<text:span text:style-name="T42">s</text:span> <text:span text:style-name="T37">butter</text:span></text:p>
        <text:p text:style-name="TextBodyIngredients"><text:span text:style-name="T37">2</text:span> egg<text:span text:style-name="T37">s</text:span></text:p>
        <text:p text:style-name="TextBodyIngredients">2 cups of buttermilk</text:p>
        <text:p text:style-name="TextBodyIngredients"><text:span text:style-name="T37">fresh berries (optional)</text:span> </text:p>
      </text:section>
      <text:section text:style-name="Sect2" text:name="Section6">
        <text:p text:style-name="P19">Instructions:</text:p>
        <text:list xml:id="list121334195161008" text:continue-list="list121332526022110" text:style-name="TextRecipeNumbering">
          <text:list-item text:start-value="1">
            <text:p text:style-name="P44"><text:span text:style-name="T7">Mix the dry ingredients in a bowl (flour, sugar, baking powder, salt).</text:span><text:span text:style-name="T6"> </text:span></text:p>
          </text:list-item>
          <text:list-item>
            <text:p text:style-name="P54">Heat the buttermilk &amp; butter <text:span text:style-name="T38">i</text:span>n <text:span text:style-name="T38">the </text:span>microwave. <text:s/>Butter should be melted.</text:p>
          </text:list-item>
          <text:list-item>
            <text:p text:style-name="P54">Add eggs to liquid and beat slightly.</text:p>
          </text:list-item>
          <text:list-item>
            <text:p text:style-name="P56"><text:span text:style-name="T37">Add liquid to dry ingredients.</text:span> </text:p>
          </text:list-item>
          <text:list-item>
            <text:p text:style-name="P55">Heat pan and pour large spoonfuls of pancake batter into the pan. <text:s/>Cook on one side until you see bubbles. <text:s/>Flip pancake and cook until done. <text:s/></text:p>
          </text:list-item>
          <text:list-item>
            <text:p text:style-name="P58">Serve with fresh fruit or syrup.</text:p>
          </text:list-item>
          <text:list-item>
            <text:p text:style-name="P51">Can mix dry ingredients and put away for when you want to use it.</text:p>
            <text:p text:style-name="P52"/>
          </text:list-item>
        </text:list>
        <text:h text:style-name="P76" text:outline-level="4"><text:alphabetical-index-mark-start text:id="IMark140397752"/>Cranberry Nut Bread<text:alphabetical-index-mark-end text:id="IMark140397752"/></text:h>
        <text:p text:style-name="P78">Makes 1 loaf. <text:s/>Can easily double</text:p>
        <text:p text:style-name="P4">Ingredients:</text:p>
        <text:section text:style-name="Sect4" text:name="Section56">
          <text:p text:style-name="P15">2 cups flour</text:p>
          <text:p text:style-name="P15">1 cup sugar</text:p>
          <text:p text:style-name="P15">1 ½ tsp baking powder</text:p>
          <text:p text:style-name="P15">1 tsp salt</text:p>
          <text:p text:style-name="P15">½ tsp baking soda</text:p>
          <text:p text:style-name="P15">¾ cup orange juice</text:p>
          <text:p text:style-name="P15">1 tsp grated orange peel</text:p>
          <text:p text:style-name="P15">2 Tb<text:span text:style-name="T43">s</text:span> butter </text:p>
          <text:p text:style-name="P15">1 egg well beaten</text:p>
          <text:p text:style-name="P15">1 ½ cups fresh cranberries, coarsely chopped</text:p>
          <text:p text:style-name="P15">½ cup chopped nuts</text:p>
        </text:section>
        <text:p text:style-name="P23">Instructions:</text:p>
        <text:list xml:id="list5969631565924228308" text:style-name="WW8Num29">
          <text:list-item text:start-value="1">
            <text:p text:style-name="P66">Preheat oven to <text:span text:style-name="T10">350°</text:span><text:span text:style-name="T17">.</text:span></text:p>
          </text:list-item>
          <text:list-item>
            <text:p text:style-name="P65">Line a 9 x 5-inch loaf pan with parchment paper. </text:p>
          </text:list-item>
          <text:list-item>
            <text:p text:style-name="P60">Mix together flour, sugar, baking powder, salt and baking soda in a medium mixing bowl. </text:p>
          </text:list-item>
          <text:list-item>
            <text:p text:style-name="P60">Stir in orange juice, orange peel, <text:span text:style-name="T54">butter</text:span> and egg. </text:p>
          </text:list-item>
          <text:list-item>
            <text:p text:style-name="P60">Mix until well blended. Stir in cranberries and nuts. </text:p>
          </text:list-item>
          <text:list-item>
            <text:p text:style-name="P60">Spread evenly in loaf pan .</text:p>
          </text:list-item>
          <text:list-item>
            <text:p text:style-name="P61">Bake <text:span text:style-name="T54">in preheated oven </text:span>for 55 minutes or until a toothpick inserted in the center comes out clean. </text:p>
          </text:list-item>
          <text:list-item>
            <text:p text:style-name="P61">Cool on a rack for 15 minutes. Remove from pan; cool completely. </text:p>
          </text:list-item>
          <text:list-item>
            <text:p text:style-name="P61">Wrap and store overnight. </text:p>
          </text:list-item>
          <text:list-item>
            <text:p text:style-name="P60">Makes 1 loaf (16 slices).</text:p>
          </text:list-item>
        </text:list>
      </text:section>
      <text:h text:style-name="P73" text:outline-level="4"><text:alphabetical-index-mark-start text:id="IMark140395960"/>Banana Bread<text:alphabetical-index-mark-end text:id="IMark140395960"/></text:h>
      <text:p text:style-name="P5">Ingredients:</text:p>
      <text:section text:style-name="Sect1" text:name="Section7">
        <text:p text:style-name="TextBodyIngredients">2 cups flour <text:tab/></text:p>
        <text:p text:style-name="TextBodyIngredients">1 tsp baking powder</text:p>
        <text:p text:style-name="TextBodyIngredients">½ cup butter </text:p>
        <text:p text:style-name="TextBodyIngredients">1 cup sugar</text:p>
        <text:p text:style-name="TextBodyIngredients">2 eggs</text:p>
        <text:p text:style-name="TextBodyIngredients">1 Tb<text:span text:style-name="T42">s</text:span> water</text:p>
        <text:p text:style-name="TextBodyIngredients">1-<text:span text:style-name="T52">1½ </text:span><text:s/>cup<text:span text:style-name="T52">s</text:span> mashed ripe bananas <text:span text:style-name="T52">(2-3 bananas)</text:span></text:p>
        <text:p text:style-name="TextBodyIngredients">¼ tsp baking soda</text:p>
        <text:p text:style-name="TextBodyIngredients">½ cup coarsely chopped walnuts</text:p>
        <text:p text:style-name="P18">¼ tsp salt</text:p>
        <text:p text:style-name="P10">1 tsp vanilla (optional)</text:p>
      </text:section>
      <text:section text:style-name="Sect2" text:name="Section8">
        <text:p text:style-name="P25">Instructions:</text:p>
        <text:list xml:id="list121333359767138" text:continue-list="list121333353209487" text:style-name="TextRecipeNumbering">
          <text:list-item text:start-value="1">
            <text:p text:style-name="P47"><text:span text:style-name="T53">Preheat oven to </text:span><text:span text:style-name="T21">350</text:span><text:span text:style-name="T27">°. <text:s/></text:span></text:p>
          </text:list-item>
          <text:list-item>
            <text:p text:style-name="P47">Cream butter and sugar.</text:p>
          </text:list-item>
          <text:list-item>
            <text:p text:style-name="TextInstructionsNumbered">Beat in eggs one at a time.</text:p>
          </text:list-item>
          <text:list-item>
            <text:p text:style-name="TextInstructionsNumbered"><text:span text:style-name="T52">Add</text:span> mashed banana<text:span text:style-name="T52">s</text:span>.</text:p>
          </text:list-item>
          <text:list-item>
            <text:p text:style-name="TextInstructionsNumbered">Dissolve baking soda in water and stir into mixture. <text:span text:style-name="T52">(Add optional vanilla here)</text:span></text:p>
          </text:list-item>
          <text:list-item>
            <text:p text:style-name="TextInstructionsNumbered">Add <text:span text:style-name="T52">dry ingredients</text:span> <text:span text:style-name="T52">(</text:span>sifted flour, baking powder, <text:span text:style-name="T52">salt) </text:span>a<text:span text:style-name="T31">ll</text:span> at one time.</text:p>
          </text:list-item>
          <text:list-item>
            <text:p text:style-name="TextInstructionsNumbered">Beat only until smooth.</text:p>
          </text:list-item>
          <text:list-item>
            <text:p text:style-name="TextInstructionsNumbered">Fold in walnuts. </text:p>
          </text:list-item>
          <text:list-item>
            <text:p text:style-name="TextInstructionsNumbered">Turn into greased loaf pan (or pan with parchment paper).</text:p>
          </text:list-item>
          <text:list-item>
            <text:p text:style-name="TextInstructionsNumbered">Ba<text:span text:style-name="T52">k</text:span>e <text:span text:style-name="T23">for 1 hour </text:span><text:span text:style-name="T27">in preheated oven </text:span><text:span text:style-name="T23">or until </text:span><text:span text:style-name="T26">a toothpick</text:span><text:span text:style-name="T23"> comes out clean</text:span>.<text:span text:style-name="T9"> </text:span></text:p>
          </text:list-item>
        </text:list>
      </text:section>
      <text:h text:style-name="P73" text:outline-level="4"><text:alphabetical-index-mark-start text:id="IMark140395272"/>Zucchini Walnut Bread<text:alphabetical-index-mark-end text:id="IMark140395272"/></text:h>
      <text:p text:style-name="HeadingRecipeIngredients">Ingredients:</text:p>
      <text:section text:style-name="Sect1" text:name="Section9">
        <text:p text:style-name="TextBodyIngredients">4 eggs</text:p>
        <text:p text:style-name="TextBodyIngredients">1 ½ cup brown sugar</text:p>
        <text:p text:style-name="TextBodyIngredients">¾ cup vegetable oil</text:p>
        <text:p text:style-name="TextBodyIngredients">3 cups unsifted unbleached flour<text:tab/></text:p>
        <text:p text:style-name="TextBodyIngredients">1 ½ tsp baking soda</text:p>
        <text:p text:style-name="TextBodyIngredients">¾ tsp baking powder</text:p>
        <text:p text:style-name="TextBodyIngredients"/>
        <text:p text:style-name="TextBodyIngredients">¾ tsp salt</text:p>
        <text:p text:style-name="TextBodyIngredients">2 tsp cinnamon</text:p>
        <text:p text:style-name="TextBodyIngredients">2 cups grated zucchini <text:span text:style-name="T47">(don't </text:span>peel<text:span text:style-name="T47">)</text:span></text:p>
        <text:p text:style-name="TextBodyIngredients">1 cup coarsely chopped walnuts</text:p>
        <text:p text:style-name="TextBodyIngredients">1 tsp vanilla</text:p>
        <text:p text:style-name="TextBodyIngredients"/>
      </text:section>
      <text:section text:style-name="Sect5" text:name="Section10">
        <text:p text:style-name="HeadingRecipeInstructions">Instructions</text:p>
        <text:list xml:id="list121332616129285" text:continue-list="list121333359767138" text:style-name="TextRecipeNumbering">
          <text:list-item text:start-value="1">
            <text:p text:style-name="P48"><text:span text:style-name="T54">Preheat oven to 350</text:span><text:span text:style-name="T28">°. <text:s/></text:span></text:p>
          </text:list-item>
          <text:list-item>
            <text:p text:style-name="P48">Beat eggs. <text:s/>Gradually beat in sugar, then oil.</text:p>
          </text:list-item>
          <text:list-item>
            <text:p text:style-name="TextInstructionsNumbered">Combine dry ingredients. <text:s/></text:p>
          </text:list-item>
          <text:list-item>
            <text:p text:style-name="TextInstructionsNumbered">Add to egg mixture alternately with the zucchini.</text:p>
          </text:list-item>
          <text:list-item>
            <text:p text:style-name="TextInstructionsNumbered">Turn into 2 loaf pans lined with parchment paper.</text:p>
          </text:list-item>
          <text:list-item>
            <text:p text:style-name="TextInstructionsNumbered">Bake for 50 minutes <text:span text:style-name="T54">in preheated oven</text:span>.</text:p>
          </text:list-item>
          <text:list-item>
            <text:p text:style-name="TextInstructionsNumbered">Let stand 10 minutes and then turn out and cool.</text:p>
          </text:list-item>
        </text:list>
        <text:h text:style-name="P77" text:outline-level="4"><text:alphabetical-index-mark-start text:id="IMark138073864"/>P<text:span text:style-name="T44">umpkin Bread</text:span><text:alphabetical-index-mark-end text:id="IMark138073864"/></text:h>
        <text:p text:style-name="P35"><text:span text:style-name="T12">M</text:span><text:span text:style-name="T11">akes 1 loaf, can </text:span><text:span text:style-name="T12">easily </text:span><text:span text:style-name="T11">double</text:span></text:p>
        <text:p text:style-name="P34">Prep time: 20 min; cooking time 60-75 min.</text:p>
        <text:p text:style-name="P9">Ingredients</text:p>
        <text:section text:style-name="Sect1" text:name="Section58">
          <text:p text:style-name="P16">3 cups sugar</text:p>
          <text:p text:style-name="P16">1 cup vegetable oil</text:p>
          <text:p text:style-name="P16">4 eggs, lightly beaten</text:p>
          <text:p text:style-name="P16">16 oz unsweetened pumpkin</text:p>
          <text:p text:style-name="P16">3 ½ <text:s/>cups <text:s/>flour</text:p>
          <text:p text:style-name="P16">1 ½ tsp salt</text:p>
          <text:p text:style-name="P16">2 tsp baking soda</text:p>
          <text:p text:style-name="P16">1 tsp cinnamon</text:p>
          <text:p text:style-name="P16">1 tsp nutmeg</text:p>
          <text:p text:style-name="P16">½ tsp ginger</text:p>
          <text:p text:style-name="P16">2/3 cups water</text:p>
          <text:p text:style-name="P16">1 cup <text:span text:style-name="T54">dried </text:span>cranberries (optional)</text:p>
        </text:section>
        <text:p text:style-name="P24">Instructions</text:p>
        <text:list xml:id="list8632417090790799866" text:style-name="WW8Num30">
          <text:list-item text:start-value="1">
            <text:p text:style-name="P62"><text:span text:style-name="T54">Preheat oven to 350</text:span><text:span text:style-name="T29">°.</text:span></text:p>
          </text:list-item>
          <text:list-item>
            <text:p text:style-name="P62">In a large bowl, combine the flour, salt, baking soda, baking powder and spices. </text:p>
          </text:list-item>
          <text:list-item>
            <text:p text:style-name="P63">In another bowl, combine the eggs, pumpkin, oil, sugars and vanilla. <text:s/>Blend at low speed for 1 minute</text:p>
          </text:list-item>
          <text:list-item>
            <text:p text:style-name="P63">Stir into dry ingredients just until moistened. Add cranberries.</text:p>
          </text:list-item>
          <text:list-item>
            <text:p text:style-name="P63">Put parchment paper in loaf pan and pour the batter in. </text:p>
          </text:list-item>
          <text:list-item>
            <text:p text:style-name="P67"><text:span text:style-name="T9">Bake for 60-75 minutes </text:span><text:span text:style-name="T16">preheated oven</text:span><text:span text:style-name="T9"> until a toothpick comes out clean.</text:span></text:p>
          </text:list-item>
          <text:list-item>
            <text:p><text:span text:style-name="T9">Remove loaf holding onto parchment paper and let cool.</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 svg:font-family="OpenSymbol, 'Arial Unicode MS'"/>
    <style:font-face style:name="Tahoma1" svg:font-family="Tahoma"/>
    <style:font-face style:name="Courier New" svg:font-family="'Courier New'" style:font-family-generic="modern"/>
    <style:font-face style:name="Times New Roman1" svg:font-family="'Times New Roman'" style:font-family-generic="roman"/>
    <style:font-face style:name="Arial" svg:font-family="Arial" style:font-family-generic="swiss"/>
    <style:font-face style:name="Lucida Sans Unicode" svg:font-family="'Lucida Sans Unicode'" style:font-pitch="variable"/>
    <style:font-face style:name="MS Mincho" svg:font-family="'MS Mincho'" style:font-pitch="variable"/>
    <style:font-face style:name="Mangal1" svg:font-family="Mangal" style:font-pitch="variable"/>
    <style:font-face style:name="SimSun1" svg:font-family="SimSun" style:font-pitch="variable"/>
    <style:font-face style:name="Tahoma" svg:font-family="Tahoma" style:font-pitch="variable"/>
    <style:font-face style:name="Gabriola1" svg:font-family="Gabriola" style:font-family-generic="decorative" style:font-pitch="variable"/>
    <style:font-face style:name="Gabriola" svg:font-family="Gabriola" style:font-adornments="Regular" style:font-family-generic="decorative" style:font-pitch="variable"/>
    <style:font-face style:name="Times New Roman" svg:font-family="'Times New Roman'" style:font-family-generic="roman" style:font-pitch="variable"/>
    <style:font-face style:name="Lucida Sans Unicode1" svg:font-family="'Lucida Sans Unicod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Fishscale" xlink:href="Pictures/100000000000000800000008FB849EEA078823E6.png" xlink:type="simple" xlink:show="embed" xlink:actuate="onLoad"/>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list-style-name="" style:class="text">
      <style:paragraph-properties fo:margin-left="0in" fo:margin-right="0in" fo:margin-top="0.1665in" fo:margin-bottom="0.0835in" loext:contextual-spacing="false" fo:text-align="center" style:justify-single-word="false" fo:text-indent="0in" style:auto-text-indent="false" fo:keep-with-next="always" text:number-lines="false" text:line-number="0"/>
      <style:text-properties style:font-name="Times New Roman" fo:font-family="'Times New Roman'" style:font-family-generic="roman" style:font-pitch="variable" fo:font-size="12pt" style:font-name-asian="MS Mincho" style:font-family-asian="'MS Mincho'" style:font-pitch-asian="variable" style:font-size-asian="12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register-true="tru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style:font-name="Times New Roman" fo:font-family="'Times New Roman'" style:font-family-generic="roman" style:font-pitch="variable" fo:font-size="24pt" fo:font-weight="bold" style:font-name-asian="Lucida Sans Unicode" style:font-family-asian="'Lucida Sans Unicode'" style:font-pitch-asian="variable" style:font-size-asian="24pt" style:font-weight-asian="bold" style:font-name-complex="Tahoma" style:font-family-complex="Tahoma" style:font-pitch-complex="variable" style:font-size-complex="24pt" style:font-weight-complex="bold"/>
    </style:style>
    <style:style style:name="Heading_20_2" style:display-name="Heading 2" style:family="paragraph" style:parent-style-name="Heading" style:next-style-name="Text_20_body" style:default-outline-level="2" style:list-style-name="Outline" style:class="text">
      <style:text-properties style:font-name="Times New Roman" fo:font-family="'Times New Roman'" style:font-family-generic="roman" style:font-pitch="variable" fo:font-size="18pt" fo:font-weight="bold" style:font-name-asian="Lucida Sans Unicode" style:font-family-asian="'Lucida Sans Unicode'" style:font-pitch-asian="variable" style:font-size-asian="18pt" style:font-weight-asian="bold" style:font-name-complex="Tahoma" style:font-family-complex="Tahoma" style:font-pitch-complex="variable" style:font-size-complex="18pt"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Outline"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Outline"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Outline" style:class="text">
      <style:text-properties fo:font-size="10.5pt" fo:font-weight="bold" style:font-size-asian="10.5pt" style:font-weight-asian="bold" style:font-size-complex="10.5pt" style:font-weight-complex="bold"/>
    </style:style>
    <style:style style:name="Normal_20__28_Web_29_" style:display-name="Normal (Web)" style:family="paragraph" style:parent-style-name="Standard">
      <style:paragraph-properties fo:margin-top="0.1945in" fo:margin-bottom="0.1945in" loext:contextual-spacing="false"/>
      <style:text-properties style:language-complex="he" style:country-complex="IL"/>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Text" style:family="paragraph" style:parent-style-name="Caption" style:class="extra"/>
    <style:style style:name="HeadingRecipe" style:family="paragraph" style:next-style-name="Standard" style:default-outline-level="4" style:list-style-name="" style:master-page-name="">
      <style:paragraph-properties fo:margin-top="0in" fo:margin-bottom="0.15in" loext:contextual-spacing="false" fo:text-align="center" style:justify-single-word="false" style:page-number="auto">
        <style:tab-stops/>
      </style:paragraph-properties>
      <style:text-properties fo:font-size="14pt" style:text-underline-style="solid" style:text-underline-width="auto" style:text-underline-color="font-color" fo:font-weight="bold" style:font-weight-asian="bold"/>
    </style:style>
    <style:style style:name="HeadingRecipeTiming" style:family="paragraph" style:list-style-name="">
      <style:paragraph-properties fo:margin-left="0in" fo:margin-right="0in" fo:margin-top="0in" fo:margin-bottom="0.1in" loext:contextual-spacing="false" fo:text-align="start" style:justify-single-word="false" fo:orphans="2" fo:widows="2" fo:hyphenation-ladder-count="no-limit" fo:text-indent="0in" style:auto-text-indent="false" fo:keep-with-next="always" style:text-autospace="ideograph-alpha" style:punctuation-wrap="hanging" style:line-break="strict" style:writing-mode="lr-tb">
        <style:tab-stops>
          <style:tab-stop style:position="-0.7075in"/>
          <style:tab-stop style:position="1.7228in"/>
        </style:tab-stops>
      </style:paragraph-properties>
      <style:text-properties style:use-window-font-color="true" style:font-name="Times New Roman" fo:font-family="'Times New Roman'" style:font-family-generic="roman" style:font-pitch="variable" fo:font-size="12pt" fo:language="en" fo:country="US" fo:font-style="italic" style:text-underline-style="solid" style:text-underline-width="auto" style:text-underline-color="font-color" fo:font-weight="bold" style:font-name-asian="SimSun1" style:font-family-asian="SimSun" style:font-pitch-asian="variable" style:font-size-asian="12pt" style:language-asian="zxx" style:country-asian="none" style:font-style-asian="italic" style:font-weight-asian="bold" style:font-name-complex="Mangal1" style:font-family-complex="Mangal" style:font-pitch-complex="variable" style:font-size-complex="12pt" style:language-complex="ar" style:country-complex="SA" style:font-style-complex="italic" style:font-weight-complex="bold" fo:hyphenate="false" fo:hyphenation-remain-char-count="2" fo:hyphenation-push-char-count="2"/>
    </style:style>
    <style:style style:name="HeadingRecipeIngredients" style:family="paragraph" style:next-style-name="TextBodyIngredients">
      <style:paragraph-properties fo:margin-top="0in" fo:margin-bottom="0in" loext:contextual-spacing="false"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fo:font-style="italic" style:text-underline-style="solid" style:text-underline-width="auto" style:text-underline-color="font-color" fo:font-weight="bold" style:font-name-asian="SimSun1" style:font-family-asian="SimSun" style:font-pitch-asian="variable" style:font-size-asian="12pt" style:language-asian="zh" style:country-asian="CN" style:font-style-asian="italic" style:font-weight-asian="bold" style:font-name-complex="Mangal1" style:font-family-complex="Mangal" style:font-pitch-complex="variable" style:font-size-complex="12pt" style:language-complex="hi" style:country-complex="IN" fo:hyphenate="false" fo:hyphenation-remain-char-count="2" fo:hyphenation-push-char-count="2"/>
    </style:style>
    <style:style style:name="TextBodyIngredients" style:family="paragraph" style:list-style-name="">
      <style:paragraph-properties fo:margin-left="0in" fo:margin-right="0in" fo:orphans="0" fo:widows="0" fo:hyphenation-ladder-count="no-limit" fo:text-indent="0in" style:auto-text-indent="false"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fo:font-style="normal" style:text-underline-style="none" fo:font-weight="normal" style:font-name-asian="SimSun1" style:font-family-asian="SimSun" style:font-pitch-asian="variable" style:font-size-asian="12pt" style:language-asian="zh" style:country-asian="CN" style:font-style-asian="normal" style:font-weight-asian="normal" style:font-name-complex="Mangal1" style:font-family-complex="Mangal" style:font-pitch-complex="variable" style:font-size-complex="12pt" style:language-complex="hi" style:country-complex="IN" fo:hyphenate="false" fo:hyphenation-remain-char-count="2" fo:hyphenation-push-char-count="2"/>
    </style:style>
    <style:style style:name="TextInstructionsNumbered" style:family="paragraph" style:list-style-name="TextRecipeNumbering">
      <style:paragraph-properties fo:orphans="0" fo:widows="0" fo:hyphenation-ladder-count="no-limit" text:number-lines="true" text:line-number="1" style:text-autospace="ideograph-alpha" style:punctuation-wrap="hanging" style:line-break="strict" style:writing-mode="lr-tb">
        <style:tab-stops/>
      </style:paragraph-properties>
      <style:text-properties style:use-window-font-color="true" style:font-name="Times New Roman" fo:font-family="'Times New Roman'" style:font-family-generic="roman" style:font-pitch="variable" fo:font-size="12pt" fo:language="en" fo:country="US" fo:font-style="normal" style:text-underline-style="none" fo:font-weight="normal" style:font-name-asian="SimSun1" style:font-family-asian="SimSun" style:font-pitch-asian="variable" style:font-size-asian="12pt" style:language-asian="zh" style:country-asian="CN" style:font-style-asian="normal" style:font-weight-asian="normal" style:font-name-complex="Mangal1" style:font-family-complex="Mangal" style:font-pitch-complex="variable" style:font-size-complex="12pt" style:language-complex="hi" style:country-complex="IN" fo:hyphenate="false" fo:hyphenation-remain-char-count="2" fo:hyphenation-push-char-count="2"/>
    </style:style>
    <style:style style:name="HeadingRecipeHints" style:family="paragraph" style:parent-style-name="HeadingRecipeTiming">
      <style:text-properties style:text-underline-style="none"/>
    </style:style>
    <style:style style:name="HeadingRecipeServes" style:family="paragraph" style:list-style-name="">
      <style:paragraph-properties fo:margin-left="0in" fo:margin-right="0in" fo:margin-top="0in" fo:margin-bottom="0.1in" loext:contextual-spacing="false" fo:text-align="start" style:justify-single-word="false" fo:orphans="2" fo:widows="2" fo:hyphenation-ladder-count="no-limit" fo:text-indent="0in" style:auto-text-indent="false" fo:keep-with-next="always" style:text-autospace="ideograph-alpha" style:punctuation-wrap="hanging" style:line-break="strict" style:writing-mode="lr-tb">
        <style:tab-stops>
          <style:tab-stop style:position="-0.7075in"/>
          <style:tab-stop style:position="1.7228in"/>
        </style:tab-stops>
      </style:paragraph-properties>
      <style:text-properties style:use-window-font-color="true" style:font-name="Times New Roman" fo:font-family="'Times New Roman'" style:font-family-generic="roman" style:font-pitch="variable" fo:font-size="12pt" fo:language="en" fo:country="US" fo:font-style="italic" style:text-underline-style="solid" style:text-underline-width="auto" style:text-underline-color="font-color" fo:font-weight="bold" style:font-name-asian="SimSun1" style:font-family-asian="SimSun" style:font-pitch-asian="variable" style:font-size-asian="12pt" style:language-asian="zxx" style:country-asian="none" style:font-style-asian="italic" style:font-weight-asian="bold" style:font-name-complex="Mangal1" style:font-family-complex="Mangal" style:font-pitch-complex="variable" style:font-size-complex="12pt" style:language-complex="ar" style:country-complex="SA" style:font-style-complex="italic" fo:hyphenate="false" fo:hyphenation-remain-char-count="2" fo:hyphenation-push-char-count="2"/>
    </style:style>
    <style:style style:name="HeadingRecipeInstructions" style:family="paragraph" style:next-style-name="TextInstructionsNumbered">
      <style:paragraph-properties fo:margin-top="0.1in" fo:margin-bottom="0in" loext:contextual-spacing="false"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fo:font-style="italic" style:text-underline-style="solid" style:text-underline-width="auto" style:text-underline-color="font-color" fo:font-weight="bold" style:font-name-asian="SimSun1" style:font-family-asian="SimSun" style:font-pitch-asian="variable" style:font-size-asian="12pt" style:language-asian="zh" style:country-asian="CN" style:font-style-asian="italic" style:font-weight-asian="bold" style:font-name-complex="Mangal1" style:font-family-complex="Mangal" style:font-pitch-complex="variable" style:font-size-complex="12pt" style:language-complex="hi" style:country-complex="IN"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hidden="true"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SubheadingRecipeIngredients" style:family="paragraph" style:parent-style-name="HeadingRecipeIngredients" style:next-style-name="TextBodyIngredients">
      <style:text-properties style:text-underline-style="none"/>
    </style:style>
    <style:style style:name="SubheadingRecipeInstructions" style:family="paragraph" style:parent-style-name="HeadingRecipeInstructions" style:next-style-name="TextInstructionsNumbered">
      <style:text-properties style:use-window-font-color="true" style:font-name="Times New Roman" fo:font-family="'Times New Roman'" style:font-family-generic="roman" style:font-pitch="variable" fo:font-size="12pt" fo:language="en" fo:country="US" style:text-underline-style="none" fo:font-weight="bold" style:font-name-asian="Times New Roman" style:font-family-asian="'Times New Roman'" style:font-family-generic-asian="roman" style:font-pitch-asian="variable" style:font-size-asian="12pt" style:language-asian="zxx" style:country-asian="none" style:font-weight-asian="normal" style:font-name-complex="Times New Roman" style:font-family-complex="'Times New Roman'" style:font-family-generic-complex="roman" style:font-pitch-complex="variable" style:font-size-complex="12pt" style:language-complex="ar" style:country-complex="SA" style:font-weight-complex="normal"/>
    </style:style>
    <style:style style:name="ChapterHeading" style:family="paragraph" style:parent-style-name="Heading" style:next-style-name="Standard" style:default-outline-level="2" style:class="chapter" style:master-page-name="RecipeHalfPageStyle">
      <style:paragraph-properties fo:margin-top="2in" fo:margin-bottom="1in" loext:contextual-spacing="false" fo:text-align="center" style:justify-single-word="false" style:page-number="auto"/>
      <style:text-properties style:font-name="Gabriola" fo:font-family="Gabriola" style:font-style-name="Regular" style:font-family-generic="decorative" style:font-pitch="variable" fo:font-size="24pt" fo:font-weight="bold" fo:background-color="transparent"/>
    </style:style>
    <style:style style:name="ChapterSubHeading" style:family="paragraph" style:parent-style-name="ChapterHeading" style:next-style-name="Standard" style:default-outline-level="3" style:class="chapter" style:master-page-name="RecipeHalfPageStyle">
      <loext:graphic-properties draw:fill-image-width="0in" draw:fill-image-height="0in"/>
      <style:paragraph-properties style:page-number="auto">
        <style:tab-stops/>
      </style:paragraph-properties>
      <style:text-properties fo:background-color="transparent"/>
    </style:style>
    <style:style style:name="TitleRecipeBook" style:family="paragraph" style:next-style-name="Standard">
      <style:paragraph-properties fo:margin-left="0in" fo:margin-right="0in" fo:margin-top="0.2in" fo:margin-bottom="0.2in" loext:contextual-spacing="false" fo:text-align="center" style:justify-single-word="false" fo:orphans="0" fo:widows="0" fo:hyphenation-ladder-count="no-limit" fo:text-indent="0in" style:auto-text-indent="false"/>
      <style:text-properties style:use-window-font-color="true" style:font-name="Gabriola1" fo:font-family="Gabriola" style:font-family-generic="decorative" style:font-pitch="variable" fo:font-size="24pt" fo:language="en" fo:country="US" style:text-underline-style="none" fo:font-weight="normal" style:font-name-asian="SimSun1" style:font-family-asian="SimSun" style:font-pitch-asian="variable" style:font-size-asian="24pt" style:language-asian="zh" style:country-asian="CN" style:font-weight-asian="normal" style:font-name-complex="Mangal1" style:font-family-complex="Mangal" style:font-pitch-complex="variable" style:font-size-complex="12pt" style:language-complex="hi" style:country-complex="IN" fo:hyphenate="false" fo:hyphenation-remain-char-count="2" fo:hyphenation-push-char-count="2"/>
    </style:style>
    <style:style style:name="TitleSpineRecipeBook" style:family="paragraph" style:parent-style-name="TitleRecipeBook">
      <style:paragraph-properties style:vertical-align="middle"/>
      <style:text-properties style:text-rotation-angle="270" style:text-rotation-scale="line-height"/>
    </style:style>
    <style:style style:name="IndexTableHeading" style:family="paragraph" style:parent-style-name="Standard" style:master-page-name="">
      <style:paragraph-properties style:page-number="auto" fo:break-before="page">
        <style:tab-stops>
          <style:tab-stop style:position="2in"/>
          <style:tab-stop style:position="3in"/>
          <style:tab-stop style:position="3.5in" style:type="right"/>
          <style:tab-stop style:position="5.5in" style:type="right"/>
        </style:tab-stops>
      </style:paragraph-properties>
      <style:text-properties style:text-underline-style="solid" style:text-underline-width="auto" style:text-underline-color="font-color" officeooo:rsid="002649a9"/>
    </style:style>
    <style:style style:name="Index_20_Separator" style:display-name="Index Separator" style:family="paragraph" style:parent-style-name="Index" style:class="index">
      <style:paragraph-properties fo:margin-left="0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language="en" fo:country="US" style:font-name-complex="Times New Roman" style:font-family-complex="'Times New Roman'" style:font-family-generic-complex="roman"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charset="x-symbol" fo:language="en" fo:country="US" style:font-name-complex="OpenSymbol" style:font-family-complex="OpenSymbol, 'Arial Unicode MS'"/>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charset="x-symbol" fo:language="en" fo:country="US" style:font-name-complex="OpenSymbol" style:font-family-complex="OpenSymbol, 'Arial Unicode MS'"/>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charset="x-symbol" fo:language="en" fo:country="US" style:font-name-complex="OpenSymbol" style:font-family-complex="OpenSymbol, 'Arial Unicode MS'"/>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charset="x-symbol" fo:language="en" fo:country="US" style:font-name-complex="OpenSymbol" style:font-family-complex="OpenSymbol, 'Arial Unicode MS'"/>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charset="x-symbol" fo:language="en" fo:country="US" style:font-name-complex="OpenSymbol" style:font-family-complex="OpenSymbol, 'Arial Unicode MS'"/>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language="en" fo:country="US" style:font-name-complex="Times New Roman" style:font-family-complex="'Times New Roman'" style:font-family-generic-complex="roman"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fo:language="en" fo:country="US" style:font-name-complex="Times New Roman" style:font-family-complex="'Times New Roman'" style:font-family-generic-complex="roman" style:font-pitch-complex="variabl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Absatz-Standardschriftart" style:family="text"/>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Numbering_20_Symbols" style:display-name="Numbering Symbols" style:family="text"/>
    <style:style style:name="WW8Num15z0" style:family="text">
      <style:text-properties fo:language="en" fo:country="US" style:font-name-complex="Times New Roman" style:font-family-complex="'Times New Roman'"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language="en" fo:country="US" style:font-name-complex="Times New Roman" style:font-family-complex="'Times New Roman'" style:font-family-generic-complex="roman" style:font-pitch-complex="variable"/>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language="en" fo:country="US" style:font-name-complex="Times New Roman" style:font-family-complex="'Times New Roman'" style:font-family-generic-complex="roman" style:font-pitch-complex="variabl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7z0" style:family="text">
      <style:text-properties fo:language="en" fo:country="US" style:font-name-complex="Times New Roman" style:font-family-complex="'Times New Roman'" style:font-family-generic-complex="roman" style:font-pitch-complex="variable"/>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fo:language="en" fo:country="US" style:font-name-complex="Times New Roman" style:font-family-complex="'Times New Roman'" style:font-family-generic-complex="roman" style:font-pitch-complex="variabl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fo:language="en" fo:country="US"/>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9z0" style:family="text">
      <style:text-properties style:font-name="Times New Roman" fo:font-family="'Times New Roman'" style:font-family-generic="roman" style:font-pitch="variable" fo:font-size="12pt" fo:language="en" fo:country="US" fo:font-style="normal" fo:font-weight="normal" style:letter-kerning="true" style:font-name-asian="Times New Roman" style:font-family-asian="'Times New Roman'" style:font-family-generic-asian="roman" style:font-pitch-asian="variable" style:font-size-asian="12pt" style:language-asian="zxx" style:country-asian="none" style:font-style-asian="normal" style:font-weight-asian="normal" style:font-name-complex="Times New Roman" style:font-family-complex="'Times New Roman'" style:font-family-generic-complex="roman" style:font-pitch-complex="variable" style:font-size-complex="12pt" style:language-complex="ar" style:country-complex="SA" style:font-style-complex="normal" style:font-weight-complex="normal"/>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Times New Roman" fo:font-family="'Times New Roman'" style:font-family-generic="roman" style:font-pitch="variable" fo:font-size="12pt" fo:language="en" fo:country="US" fo:font-style="normal" fo:font-weight="normal" style:letter-kerning="true" style:font-name-asian="Times New Roman" style:font-family-asian="'Times New Roman'" style:font-family-generic-asian="roman" style:font-pitch-asian="variable" style:font-size-asian="12pt" style:language-asian="zxx" style:country-asian="none" style:font-style-asian="normal" style:font-weight-asian="normal" style:font-name-complex="Times New Roman" style:font-family-complex="'Times New Roman'" style:font-family-generic-complex="roman" style:font-pitch-complex="variable" style:font-size-complex="12pt" style:language-complex="ar" style:country-complex="SA" style:font-style-complex="normal" style:font-weight-complex="normal"/>
    </style:style>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WW8Num1z1" style:num-suffix="." style:num-format="">
        <style:list-level-properties text:list-level-position-and-space-mode="label-alignment">
          <style:list-level-label-alignment text:label-followed-by="listtab" text:list-tab-stop-position="0.75in" fo:text-indent="-0.25in" fo:margin-left="0.75in"/>
        </style:list-level-properties>
      </text:outline-level-style>
      <text:outline-level-style text:level="3" text:style-name="WW8Num1z2" style:num-suffix="." style:num-format="1">
        <style:list-level-properties text:list-level-position-and-space-mode="label-alignment">
          <style:list-level-label-alignment text:label-followed-by="listtab" text:list-tab-stop-position="1in" fo:text-indent="-0.25in" fo:margin-left="1in"/>
        </style:list-level-properties>
      </text:outline-level-style>
      <text:outline-level-style text:level="4" text:style-name="WW8Num1z3" style:num-suffix="." style:num-format="1">
        <style:list-level-properties text:list-level-position-and-space-mode="label-alignment">
          <style:list-level-label-alignment text:label-followed-by="listtab" text:list-tab-stop-position="1.25in" fo:text-indent="-0.25in" fo:margin-left="1.25in"/>
        </style:list-level-properties>
      </text:outline-level-style>
      <text:outline-level-style text:level="5" text:style-name="WW8Num1z4" style:num-suffix="." style:num-format="1">
        <style:list-level-properties text:list-level-position-and-space-mode="label-alignment">
          <style:list-level-label-alignment text:label-followed-by="listtab" text:list-tab-stop-position="1.5in" fo:text-indent="-0.25in" fo:margin-left="1.5in"/>
        </style:list-level-properties>
      </text:outline-level-style>
      <text:outline-level-style text:level="6" text:style-name="WW8Num1z5" style:num-suffix="." style:num-format="1">
        <style:list-level-properties text:list-level-position-and-space-mode="label-alignment">
          <style:list-level-label-alignment text:label-followed-by="listtab" text:list-tab-stop-position="1.75in" fo:text-indent="-0.25in" fo:margin-left="1.75in"/>
        </style:list-level-properties>
      </text:outline-level-style>
      <text:outline-level-style text:level="7" text:style-name="WW8Num1z6" style:num-suffix="." style:num-format="1">
        <style:list-level-properties text:list-level-position-and-space-mode="label-alignment">
          <style:list-level-label-alignment text:label-followed-by="listtab" text:list-tab-stop-position="2in" fo:text-indent="-0.25in" fo:margin-left="2in"/>
        </style:list-level-properties>
      </text:outline-level-style>
      <text:outline-level-style text:level="8" text:style-name="WW8Num1z7" style:num-suffix="." style:num-format="1">
        <style:list-level-properties text:list-level-position-and-space-mode="label-alignment">
          <style:list-level-label-alignment text:label-followed-by="listtab" text:list-tab-stop-position="2.25in" fo:text-indent="-0.25in" fo:margin-left="2.25in"/>
        </style:list-level-properties>
      </text:outline-level-style>
      <text:outline-level-style text:level="9" text:style-name="WW8Num1z8" style:num-suffix="." style:num-format="1">
        <style:list-level-properties text:list-level-position-and-space-mode="label-alignment">
          <style:list-level-label-alignment text:label-followed-by="listtab" text:list-tab-stop-position="2.5in" fo:text-indent="-0.25in" fo:margin-left="2.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3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3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3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3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3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3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3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4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4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4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4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4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4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4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4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5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5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5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5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5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5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5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5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6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6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6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6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6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6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6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6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7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7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7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7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7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7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7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7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8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8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8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8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8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8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8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8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9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9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9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9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9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9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9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9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0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0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0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0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0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0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0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0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1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1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1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1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1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1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1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1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2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2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2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2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2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2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2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extRecipeNumbering">
      <text:list-level-style-number text:level="1"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3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3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3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3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3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3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3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3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4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4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4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4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4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4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4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4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8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8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8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8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8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8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8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8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9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9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9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9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9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9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9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9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0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0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0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0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0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0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0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0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1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1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1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1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1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1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1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1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text:style-name="WW8Num29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9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9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9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9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9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9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9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9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number text:level="1" text:style-name="WW8Num30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0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30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30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30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30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30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30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30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5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usage="right">
      <style:page-layout-properties fo:page-width="5.5in" fo:page-height="8.5in" style:num-format="1" style:print-orientation="landscape" fo:margin-top="0.5in" fo:margin-bottom="0.5in" fo:margin-left="0.5in" fo:margin-right="0.5in" style:shadow="none" style:register-truth-ref-style-name="Text_20_body"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3">
      <style:page-layout-properties fo:page-width="5.5in" fo:page-height="8.5in" style:num-format="1" style:print-orientation="landscape" fo:margin-top="0.5in" fo:margin-bottom="0.5in" fo:margin-left="0.5in" fo:margin-right="0.5in" style:shadow="none" style:register-truth-ref-style-name="Text_20_body"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5.5in" fo:page-height="8.5in" style:num-format="1" style:print-orientation="landscape" fo:margin-top="1.5173in" fo:margin-bottom="1.5173in" fo:margin-left="0.5173in" fo:margin-right="0.5173in" fo:border="1.11pt double #000000" style:border-line-width="0.0008in 0.0138in 0.0008in" fo:padding="0.0138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5.5in" fo:page-height="8.5in" style:num-format="1" style:print-orientation="landscape" fo:margin-top="0.5in" fo:margin-bottom="0.5in" fo:margin-left="0.5in" fo:margin-right="0.5in" fo:border="none" fo:padding="0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usage="right">
      <style:page-layout-properties fo:page-width="5.5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RightPageRecipe" style:page-layout-name="Mpm2" style:next-style-name="MirrorPageRecipe"/>
    <style:master-page style:name="MirrorPageRecipe" style:page-layout-name="Mpm3"/>
    <style:master-page style:name="RecipeHalfPageStyle" style:page-layout-name="Mpm1"/>
    <style:master-page style:name="TitlePageStyle" style:page-layout-name="Mpm4"/>
    <style:master-page style:name="SpineTitlePageStyle" style:page-layout-name="Mpm5"/>
    <style:master-page style:name="RecipeHalfPageRightStyle" style:page-layout-name="Mpm6" style:next-style-name="RecipeHalfPageStyl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cipeHalfSheet</dc:title>
    <meta:creation-date>2015-10-31T20:27:24.01</meta:creation-date>
    <meta:editing-cycles>53</meta:editing-cycles>
    <meta:editing-duration>PT10H16M26S</meta:editing-duration>
    <meta:generator>LibreOffice/5.0.3.2$Linux_X86_64 LibreOffice_project/00m0$Build-2</meta:generator>
    <meta:initial-creator>David Holland-Moritz</meta:initial-creator>
    <dc:date>2018-09-15T12:13:32.016937501</dc:date>
    <dc:creator>David Holland-Moritz</dc:creator>
    <meta:document-statistic meta:table-count="0" meta:image-count="0" meta:object-count="0" meta:page-count="16" meta:paragraph-count="257" meta:word-count="2091" meta:character-count="11000" meta:non-whitespace-character-count="9051"/>
    <meta:template xlink:type="simple" xlink:actuate="onRequest" xlink:title="RecipeHalfSheet" xlink:href="../../../../AppData/Roaming/OpenOffice/4/user/template/RecipeHalfSheet1.ott" meta:date="2015-10-31T20:27:23.820000000"/>
  </office:meta>
</office:document-meta>
</file>